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Sheet1">
        <table:table-row>
          <table:table-cell table:style-name="pd1" office:value-type="string" office:value="word_kanji">
            <text:p>word_kanji</text:p>
          </table:table-cell>
          <table:table-cell table:style-name="pd1" office:value-type="string" office:value="word_kana">
            <text:p>word_kana</text:p>
          </table:table-cell>
          <table:table-cell table:style-name="pd1" office:value-type="string" office:value="word_meaning">
            <text:p>word_meaning</text:p>
          </table:table-cell>
          <table:table-cell table:style-name="pd1" office:value-type="string" office:value="word_grammar">
            <text:p>word_grammar</text:p>
          </table:table-cell>
          <table:table-cell table:style-name="pd1" office:value-type="string" office:value="sentence_count">
            <text:p>sentence_count</text:p>
          </table:table-cell>
          <table:table-cell table:style-name="pd1" office:value-type="string" office:value="sentence_1_kanji">
            <text:p>sentence_1_kanji</text:p>
          </table:table-cell>
          <table:table-cell table:style-name="pd1" office:value-type="string" office:value="sentence_1_kana">
            <text:p>sentence_1_kana</text:p>
          </table:table-cell>
          <table:table-cell table:style-name="pd1" office:value-type="string" office:value="sentence_1_meaning">
            <text:p>sentence_1_meaning</text:p>
          </table:table-cell>
          <table:table-cell table:style-name="pd1" office:value-type="string" office:value="sentence_2_kanji">
            <text:p>sentence_2_kanji</text:p>
          </table:table-cell>
          <table:table-cell table:style-name="pd1" office:value-type="string" office:value="sentence_2_kana">
            <text:p>sentence_2_kana</text:p>
          </table:table-cell>
          <table:table-cell table:style-name="pd1" office:value-type="string" office:value="sentence_2_meaning">
            <text:p>sentence_2_meaning</text:p>
          </table:table-cell>
          <table:table-cell table:style-name="pd1" office:value-type="string" office:value="from">
            <text:p>from</text:p>
          </table:table-cell>
          <table:table-cell table:style-name="pd1" office:value-type="string" office:value="part">
            <text:p>part</text:p>
          </table:table-cell>
          <table:table-cell table:style-name="pd1" office:value-type="string" office:value="word_audio">
            <text:p>word_audio</text:p>
          </table:table-cell>
          <table:table-cell table:style-name="pd1" office:value-type="string" office:value="audio_sentence_1">
            <text:p>audio_sentence_1</text:p>
          </table:table-cell>
          <table:table-cell table:style-name="pd1" office:value-type="string" office:value="audio_sentence_2">
            <text:p>audio_sentence_2</text:p>
          </table:table-cell>
          <table:table-cell table:style-name="pd1" office:value-type="string" office:value="audio-tag">
            <text:p>audio-tag</text:p>
          </table:table-cell>
          <table:table-cell table:style-name="pd1" office:value-type="string" office:value="sentence_1_tag">
            <text:p>sentence_1_tag</text:p>
          </table:table-cell>
          <table:table-cell table:style-name="pd1" office:value-type="string" office:value="sentence_2_tag">
            <text:p>sentence_2_tag</text:p>
          </table:table-cell>
        </table:table-row>
        <table:table-row>
          <table:table-cell office:value-type="string" office:value="梅雨明け">
            <text:p>梅雨明け</text:p>
          </table:table-cell>
          <table:table-cell office:value-type="string" office:value="つゆあけ">
            <text:p>つゆあけ</text:p>
          </table:table-cell>
          <table:table-cell office:value-type="string" office:value="end of the rainy season">
            <text:p>end of the rainy season</text:p>
          </table:table-cell>
          <table:table-cell office:value-type="string" office:value="Verbal Noun">
            <text:p>Verbal Noun</text:p>
          </table:table-cell>
          <table:table-cell office:value-type="string" office:value="1">
            <text:p>1</text:p>
          </table:table-cell>
          <table:table-cell office:value-type="string" office:value="梅雨明けは来週だそうです。">
            <text:p>梅雨明けは来週だそうです。</text:p>
          </table:table-cell>
          <table:table-cell office:value-type="string" office:value="つゆ あけ は らいしゅう だ そうです。">
            <text:p>つゆ あけ は らいしゅう だ そうです。</text:p>
          </table:table-cell>
          <table:table-cell office:value-type="string" office:value="I heard that the rainy season will be over next week.">
            <text:p>I heard that the rainy season will be over next week.</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入選">
            <text:p>入選</text:p>
          </table:table-cell>
          <table:table-cell office:value-type="string" office:value="にゅうせん">
            <text:p>にゅうせん</text:p>
          </table:table-cell>
          <table:table-cell office:value-type="string" office:value="being selected for a contest, etc., being nominated">
            <text:p>being selected for a contest, etc., being nominated</text:p>
          </table:table-cell>
          <table:table-cell office:value-type="string" office:value="Verbal Noun">
            <text:p>Verbal Noun</text:p>
          </table:table-cell>
          <table:table-cell office:value-type="string" office:value="1">
            <text:p>1</text:p>
          </table:table-cell>
          <table:table-cell office:value-type="string" office:value="彼の絵がコンクールに入選した。">
            <text:p>彼の絵がコンクールに入選した。</text:p>
          </table:table-cell>
          <table:table-cell office:value-type="string" office:value="かれ の え が コンクール に にゅうせん した。">
            <text:p>かれ の え が コンクール に にゅうせん した。</text:p>
          </table:table-cell>
          <table:table-cell office:value-type="string" office:value="His painting was nominated for the contest.">
            <text:p>His painting was nominated for the contes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狭める">
            <text:p>狭める</text:p>
          </table:table-cell>
          <table:table-cell office:value-type="string" office:value="せばめる">
            <text:p>せばめる</text:p>
          </table:table-cell>
          <table:table-cell office:value-type="string" office:value="narrow (something)">
            <text:p>narrow (something)</text:p>
          </table:table-cell>
          <table:table-cell office:value-type="string" office:value="Verb">
            <text:p>Verb</text:p>
          </table:table-cell>
          <table:table-cell office:value-type="string" office:value="1">
            <text:p>1</text:p>
          </table:table-cell>
          <table:table-cell office:value-type="string" office:value="もっと範囲を狭めて探しましょう。">
            <text:p>もっと範囲を狭めて探しましょう。</text:p>
          </table:table-cell>
          <table:table-cell office:value-type="string" office:value="もっと はんい を せばめて さがしましょう。">
            <text:p>もっと はんい を せばめて さがしましょう。</text:p>
          </table:table-cell>
          <table:table-cell office:value-type="string" office:value="Let's narrow down our search field even further.">
            <text:p>Let's narrow down our search field even furt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話し言葉">
            <text:p>話し言葉</text:p>
          </table:table-cell>
          <table:table-cell office:value-type="string" office:value="はなしことば">
            <text:p>はなしことば</text:p>
          </table:table-cell>
          <table:table-cell office:value-type="string" office:value="spoken language">
            <text:p>spoken language</text:p>
          </table:table-cell>
          <table:table-cell office:value-type="string" office:value="Noun">
            <text:p>Noun</text:p>
          </table:table-cell>
          <table:table-cell office:value-type="string" office:value="1">
            <text:p>1</text:p>
          </table:table-cell>
          <table:table-cell office:value-type="string" office:value="話し言葉と書き言葉は少し違いますね。">
            <text:p>話し言葉と書き言葉は少し違いますね。</text:p>
          </table:table-cell>
          <table:table-cell office:value-type="string" office:value="はなしことば と かきことば は すこし ちがいます ね。">
            <text:p>はなしことば と かきことば は すこし ちがいます ね。</text:p>
          </table:table-cell>
          <table:table-cell office:value-type="string" office:value="Spoken and written languages are a little different.">
            <text:p>Spoken and written languages are a little differ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慣用句">
            <text:p>慣用句</text:p>
          </table:table-cell>
          <table:table-cell office:value-type="string" office:value="かんようく">
            <text:p>かんようく</text:p>
          </table:table-cell>
          <table:table-cell office:value-type="string" office:value="idiom, common expression">
            <text:p>idiom, common expression</text:p>
          </table:table-cell>
          <table:table-cell office:value-type="string" office:value="Noun">
            <text:p>Noun</text:p>
          </table:table-cell>
          <table:table-cell office:value-type="string" office:value="1">
            <text:p>1</text:p>
          </table:table-cell>
          <table:table-cell office:value-type="string" office:value="「手が空く」は慣用句です。">
            <text:p>「手が空く」は慣用句です。</text:p>
          </table:table-cell>
          <table:table-cell office:value-type="string" office:value="「て が すく」 は かんようく です。">
            <text:p>「て が すく」 は かんようく です。</text:p>
          </table:table-cell>
          <table:table-cell office:value-type="string" office:value="&quot;Have one's hands free&quot; is an idiom.">
            <text:p>"Have one's hands free" is an idio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残暑">
            <text:p>残暑</text:p>
          </table:table-cell>
          <table:table-cell office:value-type="string" office:value="ざんしょ">
            <text:p>ざんしょ</text:p>
          </table:table-cell>
          <table:table-cell office:value-type="string" office:value="lingering summer heat">
            <text:p>lingering summer heat</text:p>
          </table:table-cell>
          <table:table-cell office:value-type="string" office:value="Noun">
            <text:p>Noun</text:p>
          </table:table-cell>
          <table:table-cell office:value-type="string" office:value="1">
            <text:p>1</text:p>
          </table:table-cell>
          <table:table-cell office:value-type="string" office:value="今年も残暑が厳しかった。">
            <text:p>今年も残暑が厳しかった。</text:p>
          </table:table-cell>
          <table:table-cell office:value-type="string" office:value="ことし も ざんしょ が きびしかった。">
            <text:p>ことし も ざんしょ が きびしかった。</text:p>
          </table:table-cell>
          <table:table-cell office:value-type="string" office:value="The lingering summer heat was harsh this year, too.">
            <text:p>The lingering summer heat was harsh this year, to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隣り合う">
            <text:p>隣り合う</text:p>
          </table:table-cell>
          <table:table-cell office:value-type="string" office:value="となりあう">
            <text:p>となりあう</text:p>
          </table:table-cell>
          <table:table-cell office:value-type="string" office:value="adjoin, be next door to each other">
            <text:p>adjoin, be next door to each other</text:p>
          </table:table-cell>
          <table:table-cell office:value-type="string" office:value="Verb">
            <text:p>Verb</text:p>
          </table:table-cell>
          <table:table-cell office:value-type="string" office:value="2">
            <text:p>2</text:p>
          </table:table-cell>
          <table:table-cell office:value-type="string" office:value="そこはイタリアンレストランとフレンチレストランが隣り合っています。">
            <text:p>そこはイタリアンレストランとフレンチレストランが隣り合っています。</text:p>
          </table:table-cell>
          <table:table-cell office:value-type="string" office:value="そこ は イタリアン レストラン と フレンチ レストラン が となりあって います。">
            <text:p>そこ は イタリアン レストラン と フレンチ レストラン が となりあって います。</text:p>
          </table:table-cell>
          <table:table-cell office:value-type="string" office:value="There are Italian and French restaurants side by side there.">
            <text:p>There are Italian and French restaurants side by side there.</text:p>
          </table:table-cell>
          <table:table-cell office:value-type="string" office:value="上野は動物園と美術館が隣り合っています。">
            <text:p>上野は動物園と美術館が隣り合っています。</text:p>
          </table:table-cell>
          <table:table-cell office:value-type="string" office:value="うえの は どうぶつえん と びじゅつかん が となりあって います。">
            <text:p>うえの は どうぶつえん と びじゅつかん が となりあって います。</text:p>
          </table:table-cell>
          <table:table-cell office:value-type="string" office:value="In Ueno, there is a zoo and an art museum next to each other.">
            <text:p>In Ueno, there is a zoo and an art museum next to each other.</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お年玉">
            <text:p>お年玉</text:p>
          </table:table-cell>
          <table:table-cell office:value-type="string" office:value="おとしだま">
            <text:p>おとしだま</text:p>
          </table:table-cell>
          <table:table-cell office:value-type="string" office:value="New Year's gift money">
            <text:p>New Year's gift money</text:p>
          </table:table-cell>
          <table:table-cell office:value-type="string" office:value="Noun">
            <text:p>Noun</text:p>
          </table:table-cell>
          <table:table-cell office:value-type="string" office:value="1">
            <text:p>1</text:p>
          </table:table-cell>
          <table:table-cell office:value-type="string" office:value="甥と姪にお年玉をあげたの。">
            <text:p>甥と姪にお年玉をあげたの。</text:p>
          </table:table-cell>
          <table:table-cell office:value-type="string" office:value="おい と めい に おとしだま を あげた の。">
            <text:p>おい と めい に おとしだま を あげた の。</text:p>
          </table:table-cell>
          <table:table-cell office:value-type="string" office:value="I gave New Year's gift money to my nephew and niece.">
            <text:p>I gave New Year's gift money to my nephew and nie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訓読み">
            <text:p>訓読み</text:p>
          </table:table-cell>
          <table:table-cell office:value-type="string" office:value="くんよみ">
            <text:p>くんよみ</text:p>
          </table:table-cell>
          <table:table-cell office:value-type="string" office:value="Japanese reading">
            <text:p>Japanese reading</text:p>
          </table:table-cell>
          <table:table-cell office:value-type="string" office:value="Verbal Noun">
            <text:p>Verbal Noun</text:p>
          </table:table-cell>
          <table:table-cell office:value-type="string" office:value="1">
            <text:p>1</text:p>
          </table:table-cell>
          <table:table-cell office:value-type="string" office:value="漢字には音読みと訓読みがあります。">
            <text:p>漢字には音読みと訓読みがあります。</text:p>
          </table:table-cell>
          <table:table-cell office:value-type="string" office:value="かんじ に は おんよみ と くんよみ が あります。">
            <text:p>かんじ に は おんよみ と くんよみ が あります。</text:p>
          </table:table-cell>
          <table:table-cell office:value-type="string" office:value="Kanji has both Chinese-derived and Japanese readings.">
            <text:p>Kanji has both Chinese-derived and Japanese reading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都庁">
            <text:p>都庁</text:p>
          </table:table-cell>
          <table:table-cell office:value-type="string" office:value="とちょう">
            <text:p>とちょう</text:p>
          </table:table-cell>
          <table:table-cell office:value-type="string" office:value="Tokyo Metropolitan Government">
            <text:p>Tokyo Metropolitan Government</text:p>
          </table:table-cell>
          <table:table-cell office:value-type="string" office:value="Noun">
            <text:p>Noun</text:p>
          </table:table-cell>
          <table:table-cell office:value-type="string" office:value="1">
            <text:p>1</text:p>
          </table:table-cell>
          <table:table-cell office:value-type="string" office:value="あの高い建物が都庁です。">
            <text:p>あの高い建物が都庁です。</text:p>
          </table:table-cell>
          <table:table-cell office:value-type="string" office:value="あの たかい たてもの が とちょう です。">
            <text:p>あの たかい たてもの が とちょう です。</text:p>
          </table:table-cell>
          <table:table-cell office:value-type="string" office:value="That tall building is the Tokyo Metropolitan Government tower.">
            <text:p>That tall building is the Tokyo Metropolitan Government tow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ごろごろ">
            <text:p>ごろごろ</text:p>
          </table:table-cell>
          <table:table-cell office:value-type="string" office:value="ごろごろ">
            <text:p>ごろごろ</text:p>
          </table:table-cell>
          <table:table-cell office:value-type="string" office:value="rumble">
            <text:p>rumble</text:p>
          </table:table-cell>
          <table:table-cell office:value-type="string" office:value="Adverb">
            <text:p>Adverb</text:p>
          </table:table-cell>
          <table:table-cell office:value-type="string" office:value="1">
            <text:p>1</text:p>
          </table:table-cell>
          <table:table-cell office:value-type="string" office:value="雷がごろごろ鳴っている。">
            <text:p>雷がごろごろ鳴っている。</text:p>
          </table:table-cell>
          <table:table-cell office:value-type="string" office:value="かみなり が ごろごろ なって いる。">
            <text:p>かみなり が ごろごろ なって いる。</text:p>
          </table:table-cell>
          <table:table-cell office:value-type="string" office:value="I can hear thunder rumbling.">
            <text:p>I can hear thunder rumbl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飲み水">
            <text:p>飲み水</text:p>
          </table:table-cell>
          <table:table-cell office:value-type="string" office:value="のみみず">
            <text:p>のみみず</text:p>
          </table:table-cell>
          <table:table-cell office:value-type="string" office:value="drinking water (colloquial)">
            <text:p>drinking water (colloquial)</text:p>
          </table:table-cell>
          <table:table-cell office:value-type="string" office:value="Noun">
            <text:p>Noun</text:p>
          </table:table-cell>
          <table:table-cell office:value-type="string" office:value="1">
            <text:p>1</text:p>
          </table:table-cell>
          <table:table-cell office:value-type="string" office:value="昔は川の水が飲み水でした。">
            <text:p>昔は川の水が飲み水でした。</text:p>
          </table:table-cell>
          <table:table-cell office:value-type="string" office:value="むかし は かわ の みず が のみみず でした。">
            <text:p>むかし は かわ の みず が のみみず でした。</text:p>
          </table:table-cell>
          <table:table-cell office:value-type="string" office:value="People used to drink water from rivers.">
            <text:p>People used to drink water from river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領事館">
            <text:p>領事館</text:p>
          </table:table-cell>
          <table:table-cell office:value-type="string" office:value="りょうじかん">
            <text:p>りょうじかん</text:p>
          </table:table-cell>
          <table:table-cell office:value-type="string" office:value="consulate">
            <text:p>consulate</text:p>
          </table:table-cell>
          <table:table-cell office:value-type="string" office:value="Noun">
            <text:p>Noun</text:p>
          </table:table-cell>
          <table:table-cell office:value-type="string" office:value="1">
            <text:p>1</text:p>
          </table:table-cell>
          <table:table-cell office:value-type="string" office:value="彼はアメリカ領事館に出かけたよ。">
            <text:p>彼はアメリカ領事館に出かけたよ。</text:p>
          </table:table-cell>
          <table:table-cell office:value-type="string" office:value="かれ は アメリカ りょうじかん に でかけた よ。">
            <text:p>かれ は アメリカ りょうじかん に でかけた よ。</text:p>
          </table:table-cell>
          <table:table-cell office:value-type="string" office:value="He went to the American consulate.">
            <text:p>He went to the American consul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事務員">
            <text:p>事務員</text:p>
          </table:table-cell>
          <table:table-cell office:value-type="string" office:value="じむいん">
            <text:p>じむいん</text:p>
          </table:table-cell>
          <table:table-cell office:value-type="string" office:value="clerical staff">
            <text:p>clerical staff</text:p>
          </table:table-cell>
          <table:table-cell office:value-type="string" office:value="Noun">
            <text:p>Noun</text:p>
          </table:table-cell>
          <table:table-cell office:value-type="string" office:value="1">
            <text:p>1</text:p>
          </table:table-cell>
          <table:table-cell office:value-type="string" office:value="新しい事務員が入りました。">
            <text:p>新しい事務員が入りました。</text:p>
          </table:table-cell>
          <table:table-cell office:value-type="string" office:value="あたらしい じむいん が はいりました。">
            <text:p>あたらしい じむいん が はいりました。</text:p>
          </table:table-cell>
          <table:table-cell office:value-type="string" office:value="A new clerk has joined us.">
            <text:p>A new clerk has joined u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盆踊り">
            <text:p>盆踊り</text:p>
          </table:table-cell>
          <table:table-cell office:value-type="string" office:value="ぼんおどり">
            <text:p>ぼんおどり</text:p>
          </table:table-cell>
          <table:table-cell office:value-type="string" office:value="Bon dance festival">
            <text:p>Bon dance festival</text:p>
          </table:table-cell>
          <table:table-cell office:value-type="string" office:value="Noun">
            <text:p>Noun</text:p>
          </table:table-cell>
          <table:table-cell office:value-type="string" office:value="1">
            <text:p>1</text:p>
          </table:table-cell>
          <table:table-cell office:value-type="string" office:value="みんなで盆踊りに行きました。">
            <text:p>みんなで盆踊りに行きました。</text:p>
          </table:table-cell>
          <table:table-cell office:value-type="string" office:value="みんな で ぼんおどり に いきました。">
            <text:p>みんな で ぼんおどり に いきました。</text:p>
          </table:table-cell>
          <table:table-cell office:value-type="string" office:value="We all went to the Bon dance festival together.">
            <text:p>We all went to the Bon dance festival toget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花婿">
            <text:p>花婿</text:p>
          </table:table-cell>
          <table:table-cell office:value-type="string" office:value="はなむこ">
            <text:p>はなむこ</text:p>
          </table:table-cell>
          <table:table-cell office:value-type="string" office:value="bridegroom">
            <text:p>bridegroom</text:p>
          </table:table-cell>
          <table:table-cell office:value-type="string" office:value="Noun">
            <text:p>Noun</text:p>
          </table:table-cell>
          <table:table-cell office:value-type="string" office:value="1">
            <text:p>1</text:p>
          </table:table-cell>
          <table:table-cell office:value-type="string" office:value="花婿と花嫁が並んで登場したんだ。">
            <text:p>花婿と花嫁が並んで登場したんだ。</text:p>
          </table:table-cell>
          <table:table-cell office:value-type="string" office:value="はなむこ と はなよめ が ならんで とうじょう した ん だ。">
            <text:p>はなむこ と はなよめ が ならんで とうじょう した ん だ。</text:p>
          </table:table-cell>
          <table:table-cell office:value-type="string" office:value="The bride and groom showed up side by side.">
            <text:p>The bride and groom showed up side by si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高気圧">
            <text:p>高気圧</text:p>
          </table:table-cell>
          <table:table-cell office:value-type="string" office:value="こうきあつ">
            <text:p>こうきあつ</text:p>
          </table:table-cell>
          <table:table-cell office:value-type="string" office:value="high atmospheric pressure">
            <text:p>high atmospheric pressure</text:p>
          </table:table-cell>
          <table:table-cell office:value-type="string" office:value="Noun">
            <text:p>Noun</text:p>
          </table:table-cell>
          <table:table-cell office:value-type="string" office:value="1">
            <text:p>1</text:p>
          </table:table-cell>
          <table:table-cell office:value-type="string" office:value="この暑さは高気圧のせいです。">
            <text:p>この暑さは高気圧のせいです。</text:p>
          </table:table-cell>
          <table:table-cell office:value-type="string" office:value="この あつさ は こうきあつ の せい です。">
            <text:p>この あつさ は こうきあつ の せい です。</text:p>
          </table:table-cell>
          <table:table-cell office:value-type="string" office:value="This heat is due to high atmospheric pressure.">
            <text:p>This heat is due to high atmospheric pressu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消火器">
            <text:p>消火器</text:p>
          </table:table-cell>
          <table:table-cell office:value-type="string" office:value="しょうかき">
            <text:p>しょうかき</text:p>
          </table:table-cell>
          <table:table-cell office:value-type="string" office:value="fire extinguisher">
            <text:p>fire extinguisher</text:p>
          </table:table-cell>
          <table:table-cell office:value-type="string" office:value="Noun">
            <text:p>Noun</text:p>
          </table:table-cell>
          <table:table-cell office:value-type="string" office:value="1">
            <text:p>1</text:p>
          </table:table-cell>
          <table:table-cell office:value-type="string" office:value="消火器を交換しました。">
            <text:p>消火器を交換しました。</text:p>
          </table:table-cell>
          <table:table-cell office:value-type="string" office:value="しょうかき を こうかん しました。">
            <text:p>しょうかき を こうかん しました。</text:p>
          </table:table-cell>
          <table:table-cell office:value-type="string" office:value="I replaced the fire extinguisher.">
            <text:p>I replaced the fire extinguis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無色">
            <text:p>無色</text:p>
          </table:table-cell>
          <table:table-cell office:value-type="string" office:value="むしょく">
            <text:p>むしょく</text:p>
          </table:table-cell>
          <table:table-cell office:value-type="string" office:value="colorless">
            <text:p>colorless</text:p>
          </table:table-cell>
          <table:table-cell office:value-type="string" office:value="Noun">
            <text:p>Noun</text:p>
          </table:table-cell>
          <table:table-cell office:value-type="string" office:value="1">
            <text:p>1</text:p>
          </table:table-cell>
          <table:table-cell office:value-type="string" office:value="アルコールは無色です。">
            <text:p>アルコールは無色です。</text:p>
          </table:table-cell>
          <table:table-cell office:value-type="string" office:value="アルコール は むしょく です。">
            <text:p>アルコール は むしょく です。</text:p>
          </table:table-cell>
          <table:table-cell office:value-type="string" office:value="Alcohol is colorless.">
            <text:p>Alcohol is colorles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割り引く">
            <text:p>割り引く</text:p>
          </table:table-cell>
          <table:table-cell office:value-type="string" office:value="わりびく">
            <text:p>わりびく</text:p>
          </table:table-cell>
          <table:table-cell office:value-type="string" office:value="give a discount, deduct">
            <text:p>give a discount, deduct</text:p>
          </table:table-cell>
          <table:table-cell office:value-type="string" office:value="Verb">
            <text:p>Verb</text:p>
          </table:table-cell>
          <table:table-cell office:value-type="string" office:value="1">
            <text:p>1</text:p>
          </table:table-cell>
          <table:table-cell office:value-type="string" office:value="定価から2000円割り引きますよ。">
            <text:p>定価から2000円割り引きますよ。</text:p>
          </table:table-cell>
          <table:table-cell office:value-type="string" office:value="ていか から 2000 えん わりびきます よ。">
            <text:p>ていか から 2000 えん わりびきます よ。</text:p>
          </table:table-cell>
          <table:table-cell office:value-type="string" office:value="I'll deduct 2000 yen from the retail price.">
            <text:p>I'll deduct 2000 yen from the retail pri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音読み">
            <text:p>音読み</text:p>
          </table:table-cell>
          <table:table-cell office:value-type="string" office:value="おんよみ">
            <text:p>おんよみ</text:p>
          </table:table-cell>
          <table:table-cell office:value-type="string" office:value="Chinese-derived kanji reading">
            <text:p>Chinese-derived kanji reading</text:p>
          </table:table-cell>
          <table:table-cell office:value-type="string" office:value="Verbal Noun">
            <text:p>Verbal Noun</text:p>
          </table:table-cell>
          <table:table-cell office:value-type="string" office:value="1">
            <text:p>1</text:p>
          </table:table-cell>
          <table:table-cell office:value-type="string" office:value="この漢字の音読みは何ですか。">
            <text:p>この漢字の音読みは何ですか。</text:p>
          </table:table-cell>
          <table:table-cell office:value-type="string" office:value="この かんじ の おんよみ は なん です か。">
            <text:p>この かんじ の おんよみ は なん です か。</text:p>
          </table:table-cell>
          <table:table-cell office:value-type="string" office:value="What's the Chinese-derived reading of this kanji?">
            <text:p>What's the Chinese-derived reading of this kanj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共通語">
            <text:p>共通語</text:p>
          </table:table-cell>
          <table:table-cell office:value-type="string" office:value="きょうつうご">
            <text:p>きょうつうご</text:p>
          </table:table-cell>
          <table:table-cell office:value-type="string" office:value="common language">
            <text:p>common language</text:p>
          </table:table-cell>
          <table:table-cell office:value-type="string" office:value="Noun">
            <text:p>Noun</text:p>
          </table:table-cell>
          <table:table-cell office:value-type="string" office:value="1">
            <text:p>1</text:p>
          </table:table-cell>
          <table:table-cell office:value-type="string" office:value="インドでは英語は共通語だよ。">
            <text:p>インドでは英語は共通語だよ。</text:p>
          </table:table-cell>
          <table:table-cell office:value-type="string" office:value="インド で は えいご は きょうつうご だ よ。">
            <text:p>インド で は えいご は きょうつうご だ よ。</text:p>
          </table:table-cell>
          <table:table-cell office:value-type="string" office:value="English is a common language in India.">
            <text:p>English is a common language in Indi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草木">
            <text:p>草木</text:p>
          </table:table-cell>
          <table:table-cell office:value-type="string" office:value="くさき">
            <text:p>くさき</text:p>
          </table:table-cell>
          <table:table-cell office:value-type="string" office:value="plants and trees">
            <text:p>plants and trees</text:p>
          </table:table-cell>
          <table:table-cell office:value-type="string" office:value="Noun">
            <text:p>Noun</text:p>
          </table:table-cell>
          <table:table-cell office:value-type="string" office:value="1">
            <text:p>1</text:p>
          </table:table-cell>
          <table:table-cell office:value-type="string" office:value="この庭は草木が枯れているね。">
            <text:p>この庭は草木が枯れているね。</text:p>
          </table:table-cell>
          <table:table-cell office:value-type="string" office:value="この にわ は くさき が かれて いる ね。">
            <text:p>この にわ は くさき が かれて いる ね。</text:p>
          </table:table-cell>
          <table:table-cell office:value-type="string" office:value="The plants and trees in this garden are drying out.">
            <text:p>The plants and trees in this garden are drying ou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木枯らし">
            <text:p>木枯らし</text:p>
          </table:table-cell>
          <table:table-cell office:value-type="string" office:value="こがらし">
            <text:p>こがらし</text:p>
          </table:table-cell>
          <table:table-cell office:value-type="string" office:value="cold wintry wind">
            <text:p>cold wintry wind</text:p>
          </table:table-cell>
          <table:table-cell office:value-type="string" office:value="Noun">
            <text:p>Noun</text:p>
          </table:table-cell>
          <table:table-cell office:value-type="string" office:value="1">
            <text:p>1</text:p>
          </table:table-cell>
          <table:table-cell office:value-type="string" office:value="外は木枯らしが吹いているよ。">
            <text:p>外は木枯らしが吹いているよ。</text:p>
          </table:table-cell>
          <table:table-cell office:value-type="string" office:value="そと は こがらし が ふいて いる よ。">
            <text:p>そと は こがらし が ふいて いる よ。</text:p>
          </table:table-cell>
          <table:table-cell office:value-type="string" office:value="A cold wintry wind is blowing outside.">
            <text:p>A cold wintry wind is blowing outsi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締まる">
            <text:p>締まる</text:p>
          </table:table-cell>
          <table:table-cell office:value-type="string" office:value="しまる">
            <text:p>しまる</text:p>
          </table:table-cell>
          <table:table-cell office:value-type="string" office:value="become tight, be firm">
            <text:p>become tight, be firm</text:p>
          </table:table-cell>
          <table:table-cell office:value-type="string" office:value="Verb">
            <text:p>Verb</text:p>
          </table:table-cell>
          <table:table-cell office:value-type="string" office:value="1">
            <text:p>1</text:p>
          </table:table-cell>
          <table:table-cell office:value-type="string" office:value="レバーを右に回すと締まります。">
            <text:p>レバーを右に回すと締まります。</text:p>
          </table:table-cell>
          <table:table-cell office:value-type="string" office:value="レバー を みぎ に まわす と しまります。">
            <text:p>レバー を みぎ に まわす と しまります。</text:p>
          </table:table-cell>
          <table:table-cell office:value-type="string" office:value="You can tighten it by turning the lever to the right.">
            <text:p>You can tighten it by turning the lever to the righ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週休">
            <text:p>週休</text:p>
          </table:table-cell>
          <table:table-cell office:value-type="string" office:value="しゅうきゅう">
            <text:p>しゅうきゅう</text:p>
          </table:table-cell>
          <table:table-cell office:value-type="string" office:value="weekly holiday">
            <text:p>weekly holiday</text:p>
          </table:table-cell>
          <table:table-cell office:value-type="string" office:value="Noun">
            <text:p>Noun</text:p>
          </table:table-cell>
          <table:table-cell office:value-type="string" office:value="1">
            <text:p>1</text:p>
          </table:table-cell>
          <table:table-cell office:value-type="string" office:value="うちの会社は週休二日です。">
            <text:p>うちの会社は週休二日です。</text:p>
          </table:table-cell>
          <table:table-cell office:value-type="string" office:value="うち の かいしゃ は しゅうきゅう ふつか です。">
            <text:p>うち の かいしゃ は しゅうきゅう ふつか です。</text:p>
          </table:table-cell>
          <table:table-cell office:value-type="string" office:value="We get two days off a week at this company.">
            <text:p>We get two days off a week at this compan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見比べる">
            <text:p>見比べる</text:p>
          </table:table-cell>
          <table:table-cell office:value-type="string" office:value="みくらべる">
            <text:p>みくらべる</text:p>
          </table:table-cell>
          <table:table-cell office:value-type="string" office:value="look and compare">
            <text:p>look and compare</text:p>
          </table:table-cell>
          <table:table-cell office:value-type="string" office:value="Verb">
            <text:p>Verb</text:p>
          </table:table-cell>
          <table:table-cell office:value-type="string" office:value="1">
            <text:p>1</text:p>
          </table:table-cell>
          <table:table-cell office:value-type="string" office:value="彼女は二人の顔を見比べたの。">
            <text:p>彼女は二人の顔を見比べたの。</text:p>
          </table:table-cell>
          <table:table-cell office:value-type="string" office:value="かのじょ は ふたり の かお を みくらべた の。">
            <text:p>かのじょ は ふたり の かお を みくらべた の。</text:p>
          </table:table-cell>
          <table:table-cell office:value-type="string" office:value="She looked alternately at the two of them, reading their faces.">
            <text:p>She looked alternately at the two of them, reading their fac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剝げる">
            <text:p>剝げる</text:p>
          </table:table-cell>
          <table:table-cell office:value-type="string" office:value="はげる">
            <text:p>はげる</text:p>
          </table:table-cell>
          <table:table-cell office:value-type="string" office:value="come off, peel off">
            <text:p>come off, peel off</text:p>
          </table:table-cell>
          <table:table-cell office:value-type="string" office:value="Verb">
            <text:p>Verb</text:p>
          </table:table-cell>
          <table:table-cell office:value-type="string" office:value="1">
            <text:p>1</text:p>
          </table:table-cell>
          <table:table-cell office:value-type="string" office:value="壁のペンキが剝げてきたな。">
            <text:p>壁のペンキが剝げてきたな。</text:p>
          </table:table-cell>
          <table:table-cell office:value-type="string" office:value="かべ の ペンキ が はげて きた な。">
            <text:p>かべ の ペンキ が はげて きた な。</text:p>
          </table:table-cell>
          <table:table-cell office:value-type="string" office:value="The paint on the wall is peeling off.">
            <text:p>The paint on the wall is peeling off.</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要項">
            <text:p>要項</text:p>
          </table:table-cell>
          <table:table-cell office:value-type="string" office:value="ようこう">
            <text:p>ようこう</text:p>
          </table:table-cell>
          <table:table-cell office:value-type="string" office:value="important points">
            <text:p>important points</text:p>
          </table:table-cell>
          <table:table-cell office:value-type="string" office:value="Noun">
            <text:p>Noun</text:p>
          </table:table-cell>
          <table:table-cell office:value-type="string" office:value="1">
            <text:p>1</text:p>
          </table:table-cell>
          <table:table-cell office:value-type="string" office:value="募集要項をよくお読みください。">
            <text:p>募集要項をよくお読みください。</text:p>
          </table:table-cell>
          <table:table-cell office:value-type="string" office:value="ぼしゅう ようこう を よく およみ ください。">
            <text:p>ぼしゅう ようこう を よく およみ ください。</text:p>
          </table:table-cell>
          <table:table-cell office:value-type="string" office:value="Please read the application guidelines carefully.">
            <text:p>Please read the application guidelines carefull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洋式">
            <text:p>洋式</text:p>
          </table:table-cell>
          <table:table-cell office:value-type="string" office:value="ようしき">
            <text:p>ようしき</text:p>
          </table:table-cell>
          <table:table-cell office:value-type="string" office:value="Western style">
            <text:p>Western style</text:p>
          </table:table-cell>
          <table:table-cell office:value-type="string" office:value="Noun">
            <text:p>Noun</text:p>
          </table:table-cell>
          <table:table-cell office:value-type="string" office:value="1">
            <text:p>1</text:p>
          </table:table-cell>
          <table:table-cell office:value-type="string" office:value="彼の家のトイレは洋式です。">
            <text:p>彼の家のトイレは洋式です。</text:p>
          </table:table-cell>
          <table:table-cell office:value-type="string" office:value="かれ の いえ の トイレ は ようしき です。">
            <text:p>かれ の いえ の トイレ は ようしき です。</text:p>
          </table:table-cell>
          <table:table-cell office:value-type="string" office:value="His house has a Western-style toilet.">
            <text:p>His house has a Western-style toile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怪しむ">
            <text:p>怪しむ</text:p>
          </table:table-cell>
          <table:table-cell office:value-type="string" office:value="あやしむ">
            <text:p>あやしむ</text:p>
          </table:table-cell>
          <table:table-cell office:value-type="string" office:value="suspect, doubt">
            <text:p>suspect, doubt</text:p>
          </table:table-cell>
          <table:table-cell office:value-type="string" office:value="Verb">
            <text:p>Verb</text:p>
          </table:table-cell>
          <table:table-cell office:value-type="string" office:value="1">
            <text:p>1</text:p>
          </table:table-cell>
          <table:table-cell office:value-type="string" office:value="警察はそのグループを怪しんでいます。">
            <text:p>警察はそのグループを怪しんでいます。</text:p>
          </table:table-cell>
          <table:table-cell office:value-type="string" office:value="けいさつ は その グループ を あやしんで います。">
            <text:p>けいさつ は その グループ を あやしんで います。</text:p>
          </table:table-cell>
          <table:table-cell office:value-type="string" office:value="The police are suspicious of the group.">
            <text:p>The police are suspicious of the group.</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参考書">
            <text:p>参考書</text:p>
          </table:table-cell>
          <table:table-cell office:value-type="string" office:value="さんこうしょ">
            <text:p>さんこうしょ</text:p>
          </table:table-cell>
          <table:table-cell office:value-type="string" office:value="reference book">
            <text:p>reference book</text:p>
          </table:table-cell>
          <table:table-cell office:value-type="string" office:value="Noun">
            <text:p>Noun</text:p>
          </table:table-cell>
          <table:table-cell office:value-type="string" office:value="1">
            <text:p>1</text:p>
          </table:table-cell>
          <table:table-cell office:value-type="string" office:value="この参考書はとても役に立つよ。">
            <text:p>この参考書はとても役に立つよ。</text:p>
          </table:table-cell>
          <table:table-cell office:value-type="string" office:value="この さんこうしょ は とても やくにたつ よ。">
            <text:p>この さんこうしょ は とても やくにたつ よ。</text:p>
          </table:table-cell>
          <table:table-cell office:value-type="string" office:value="This reference book is very useful.">
            <text:p>This reference book is very usefu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出前">
            <text:p>出前</text:p>
          </table:table-cell>
          <table:table-cell office:value-type="string" office:value="でまえ">
            <text:p>でまえ</text:p>
          </table:table-cell>
          <table:table-cell office:value-type="string" office:value="home delivery of food">
            <text:p>home delivery of food</text:p>
          </table:table-cell>
          <table:table-cell office:value-type="string" office:value="Noun">
            <text:p>Noun</text:p>
          </table:table-cell>
          <table:table-cell office:value-type="string" office:value="1">
            <text:p>1</text:p>
          </table:table-cell>
          <table:table-cell office:value-type="string" office:value="寿司の出前を頼んだよ。">
            <text:p>寿司の出前を頼んだよ。</text:p>
          </table:table-cell>
          <table:table-cell office:value-type="string" office:value="すし の でまえ を たのんだ よ。">
            <text:p>すし の でまえ を たのんだ よ。</text:p>
          </table:table-cell>
          <table:table-cell office:value-type="string" office:value="We ordered sushi delivery to our house.">
            <text:p>We ordered sushi delivery to our hou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墓参り">
            <text:p>墓参り</text:p>
          </table:table-cell>
          <table:table-cell office:value-type="string" office:value="はかまいり">
            <text:p>はかまいり</text:p>
          </table:table-cell>
          <table:table-cell office:value-type="string" office:value="visit to a grave">
            <text:p>visit to a grave</text:p>
          </table:table-cell>
          <table:table-cell office:value-type="string" office:value="Verbal Noun">
            <text:p>Verbal Noun</text:p>
          </table:table-cell>
          <table:table-cell office:value-type="string" office:value="1">
            <text:p>1</text:p>
          </table:table-cell>
          <table:table-cell office:value-type="string" office:value="明日は家族で墓参りに行きます。">
            <text:p>明日は家族で墓参りに行きます。</text:p>
          </table:table-cell>
          <table:table-cell office:value-type="string" office:value="あした は かぞく で はかまいり に いきます。">
            <text:p>あした は かぞく で はかまいり に いきます。</text:p>
          </table:table-cell>
          <table:table-cell office:value-type="string" office:value="I'm going to visit the grave with my family tomorrow.">
            <text:p>I'm going to visit the grave with my family tomorrow.</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不幸せ">
            <text:p>不幸せ</text:p>
          </table:table-cell>
          <table:table-cell office:value-type="string" office:value="ふしあわせ">
            <text:p>ふしあわせ</text:p>
          </table:table-cell>
          <table:table-cell office:value-type="string" office:value="unhappy, unfortunate">
            <text:p>unhappy, unfortunate</text:p>
          </table:table-cell>
          <table:table-cell office:value-type="string" office:value="Adjectival Noun">
            <text:p>Adjectival Noun</text:p>
          </table:table-cell>
          <table:table-cell office:value-type="string" office:value="1">
            <text:p>1</text:p>
          </table:table-cell>
          <table:table-cell office:value-type="string" office:value="彼ほど不幸せな人はいないな。">
            <text:p>彼ほど不幸せな人はいないな。</text:p>
          </table:table-cell>
          <table:table-cell office:value-type="string" office:value="かれ ほど ふしあわせな ひと は いない な。">
            <text:p>かれ ほど ふしあわせな ひと は いない な。</text:p>
          </table:table-cell>
          <table:table-cell office:value-type="string" office:value="There's no one more unfortunate than he is.">
            <text:p>There's no one more unfortunate than he 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歩行者天国">
            <text:p>歩行者天国</text:p>
          </table:table-cell>
          <table:table-cell office:value-type="string" office:value="ほこうしゃてんごく">
            <text:p>ほこうしゃてんごく</text:p>
          </table:table-cell>
          <table:table-cell office:value-type="string" office:value="vehicle-free promenade">
            <text:p>vehicle-free promenade</text:p>
          </table:table-cell>
          <table:table-cell office:value-type="string" office:value="Noun">
            <text:p>Noun</text:p>
          </table:table-cell>
          <table:table-cell office:value-type="string" office:value="1">
            <text:p>1</text:p>
          </table:table-cell>
          <table:table-cell office:value-type="string" office:value="日曜日はこの通りが歩行者天国になります。">
            <text:p>日曜日はこの通りが歩行者天国になります。</text:p>
          </table:table-cell>
          <table:table-cell office:value-type="string" office:value="にちようび は この とおり が ほこうしゃ てんごく に なります。">
            <text:p>にちようび は この とおり が ほこうしゃ てんごく に なります。</text:p>
          </table:table-cell>
          <table:table-cell office:value-type="string" office:value="This street turns into a vehicle-free promenade on Sundays.">
            <text:p>This street turns into a vehicle-free promenade on Sunday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間に合わせる">
            <text:p>間に合わせる</text:p>
          </table:table-cell>
          <table:table-cell office:value-type="string" office:value="まにあわせる">
            <text:p>まにあわせる</text:p>
          </table:table-cell>
          <table:table-cell office:value-type="string" office:value="make do">
            <text:p>make do</text:p>
          </table:table-cell>
          <table:table-cell office:value-type="string" office:value="Verb">
            <text:p>Verb</text:p>
          </table:table-cell>
          <table:table-cell office:value-type="string" office:value="1">
            <text:p>1</text:p>
          </table:table-cell>
          <table:table-cell office:value-type="string" office:value="昼食はクッキーで間に合わせたの。">
            <text:p>昼食はクッキーで間に合わせたの。</text:p>
          </table:table-cell>
          <table:table-cell office:value-type="string" office:value="ちゅうしょく は クッキー で まにあわせた の。">
            <text:p>ちゅうしょく は クッキー で まにあわせた の。</text:p>
          </table:table-cell>
          <table:table-cell office:value-type="string" office:value="I made do with cookies for lunch.">
            <text:p>I made do with cookies for l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例題">
            <text:p>例題</text:p>
          </table:table-cell>
          <table:table-cell office:value-type="string" office:value="れいだい">
            <text:p>れいだい</text:p>
          </table:table-cell>
          <table:table-cell office:value-type="string" office:value="example problem">
            <text:p>example problem</text:p>
          </table:table-cell>
          <table:table-cell office:value-type="string" office:value="Noun">
            <text:p>Noun</text:p>
          </table:table-cell>
          <table:table-cell office:value-type="string" office:value="1">
            <text:p>1</text:p>
          </table:table-cell>
          <table:table-cell office:value-type="string" office:value="みんなで例題を解いてみましょう。">
            <text:p>みんなで例題を解いてみましょう。</text:p>
          </table:table-cell>
          <table:table-cell office:value-type="string" office:value="みんな で れいだい を といて みましょう。">
            <text:p>みんな で れいだい を といて みましょう。</text:p>
          </table:table-cell>
          <table:table-cell office:value-type="string" office:value="Let's solve the example problem together.">
            <text:p>Let's solve the example problem toget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胃腸">
            <text:p>胃腸</text:p>
          </table:table-cell>
          <table:table-cell office:value-type="string" office:value="いちょう">
            <text:p>いちょう</text:p>
          </table:table-cell>
          <table:table-cell office:value-type="string" office:value="stomach and intestines">
            <text:p>stomach and intestines</text:p>
          </table:table-cell>
          <table:table-cell office:value-type="string" office:value="Noun">
            <text:p>Noun</text:p>
          </table:table-cell>
          <table:table-cell office:value-type="string" office:value="1">
            <text:p>1</text:p>
          </table:table-cell>
          <table:table-cell office:value-type="string" office:value="彼は胃腸が強くありません。">
            <text:p>彼は胃腸が強くありません。</text:p>
          </table:table-cell>
          <table:table-cell office:value-type="string" office:value="かれ は いちょう が つよく ありません。">
            <text:p>かれ は いちょう が つよく ありません。</text:p>
          </table:table-cell>
          <table:table-cell office:value-type="string" office:value="He has a weak stomach.">
            <text:p>He has a weak stoma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行楽">
            <text:p>行楽</text:p>
          </table:table-cell>
          <table:table-cell office:value-type="string" office:value="こうらく">
            <text:p>こうらく</text:p>
          </table:table-cell>
          <table:table-cell office:value-type="string" office:value="outing, pleasure trip">
            <text:p>outing, pleasure trip</text:p>
          </table:table-cell>
          <table:table-cell office:value-type="string" office:value="Noun">
            <text:p>Noun</text:p>
          </table:table-cell>
          <table:table-cell office:value-type="string" office:value="1">
            <text:p>1</text:p>
          </table:table-cell>
          <table:table-cell office:value-type="string" office:value="秋は行楽にいい季節ですね。">
            <text:p>秋は行楽にいい季節ですね。</text:p>
          </table:table-cell>
          <table:table-cell office:value-type="string" office:value="あき は こうらく に いい きせつ です ね。">
            <text:p>あき は こうらく に いい きせつ です ね。</text:p>
          </table:table-cell>
          <table:table-cell office:value-type="string" office:value="Autumn is a good season for outings.">
            <text:p>Autumn is a good season for outing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水力">
            <text:p>水力</text:p>
          </table:table-cell>
          <table:table-cell office:value-type="string" office:value="すいりょく">
            <text:p>すいりょく</text:p>
          </table:table-cell>
          <table:table-cell office:value-type="string" office:value="water power, hydraulic power">
            <text:p>water power, hydraulic power</text:p>
          </table:table-cell>
          <table:table-cell office:value-type="string" office:value="Noun">
            <text:p>Noun</text:p>
          </table:table-cell>
          <table:table-cell office:value-type="string" office:value="1">
            <text:p>1</text:p>
          </table:table-cell>
          <table:table-cell office:value-type="string" office:value="この島は発電を水力に頼っているんだ。">
            <text:p>この島は発電を水力に頼っているんだ。</text:p>
          </table:table-cell>
          <table:table-cell office:value-type="string" office:value="この しま は はつでん を すいりょく に たよって いる ん だ。">
            <text:p>この しま は はつでん を すいりょく に たよって いる ん だ。</text:p>
          </table:table-cell>
          <table:table-cell office:value-type="string" office:value="This island relies on hydraulic power to generate electricity.">
            <text:p>This island relies on hydraulic power to generate electricit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似せる">
            <text:p>似せる</text:p>
          </table:table-cell>
          <table:table-cell office:value-type="string" office:value="にせる">
            <text:p>にせる</text:p>
          </table:table-cell>
          <table:table-cell office:value-type="string" office:value="imitate, model after">
            <text:p>imitate, model after</text:p>
          </table:table-cell>
          <table:table-cell office:value-type="string" office:value="Verb">
            <text:p>Verb</text:p>
          </table:table-cell>
          <table:table-cell office:value-type="string" office:value="1">
            <text:p>1</text:p>
          </table:table-cell>
          <table:table-cell office:value-type="string" office:value="彼の字に似せて書きました。">
            <text:p>彼の字に似せて書きました。</text:p>
          </table:table-cell>
          <table:table-cell office:value-type="string" office:value="かれ の じ に にせて かきました。">
            <text:p>かれ の じ に にせて かきました。</text:p>
          </table:table-cell>
          <table:table-cell office:value-type="string" office:value="I wrote it by imitating his handwriting.">
            <text:p>I wrote it by imitating his handwrit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不得意">
            <text:p>不得意</text:p>
          </table:table-cell>
          <table:table-cell office:value-type="string" office:value="ふとくい">
            <text:p>ふとくい</text:p>
          </table:table-cell>
          <table:table-cell office:value-type="string" office:value="not good at, weak">
            <text:p>not good at, weak</text:p>
          </table:table-cell>
          <table:table-cell office:value-type="string" office:value="Adjectival Noun">
            <text:p>Adjectival Noun</text:p>
          </table:table-cell>
          <table:table-cell office:value-type="string" office:value="1">
            <text:p>1</text:p>
          </table:table-cell>
          <table:table-cell office:value-type="string" office:value="私は数学が不得意です。">
            <text:p>私は数学が不得意です。</text:p>
          </table:table-cell>
          <table:table-cell office:value-type="string" office:value="わたし は すうがく が ふとくい です。">
            <text:p>わたし は すうがく が ふとくい です。</text:p>
          </table:table-cell>
          <table:table-cell office:value-type="string" office:value="I'm not good at math.">
            <text:p>I'm not good at mat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和らぐ">
            <text:p>和らぐ</text:p>
          </table:table-cell>
          <table:table-cell office:value-type="string" office:value="やわらぐ">
            <text:p>やわらぐ</text:p>
          </table:table-cell>
          <table:table-cell office:value-type="string" office:value="soften, ease up">
            <text:p>soften, ease up</text:p>
          </table:table-cell>
          <table:table-cell office:value-type="string" office:value="Verb">
            <text:p>Verb</text:p>
          </table:table-cell>
          <table:table-cell office:value-type="string" office:value="1">
            <text:p>1</text:p>
          </table:table-cell>
          <table:table-cell office:value-type="string" office:value="この曲を聞くと気持ちが和らぎます。">
            <text:p>この曲を聞くと気持ちが和らぎます。</text:p>
          </table:table-cell>
          <table:table-cell office:value-type="string" office:value="この きょく を きく と きもち が やわらぎます。">
            <text:p>この きょく を きく と きもち が やわらぎます。</text:p>
          </table:table-cell>
          <table:table-cell office:value-type="string" office:value="When I hear this tune, I feel at ease.">
            <text:p>When I hear this tune, I feel at ea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イントネーション">
            <text:p>イントネーション</text:p>
          </table:table-cell>
          <table:table-cell office:value-type="string" office:value="イントネーション">
            <text:p>イントネーション</text:p>
          </table:table-cell>
          <table:table-cell office:value-type="string" office:value="intonation">
            <text:p>intonation</text:p>
          </table:table-cell>
          <table:table-cell office:value-type="string" office:value="Noun">
            <text:p>Noun</text:p>
          </table:table-cell>
          <table:table-cell office:value-type="string" office:value="1">
            <text:p>1</text:p>
          </table:table-cell>
          <table:table-cell office:value-type="string" office:value="イントネーションの違いに気を付けて。">
            <text:p>イントネーションの違いに気を付けて。</text:p>
          </table:table-cell>
          <table:table-cell office:value-type="string" office:value="イントネーション の ちがい に きをつけて。">
            <text:p>イントネーション の ちがい に きをつけて。</text:p>
          </table:table-cell>
          <table:table-cell office:value-type="string" office:value="Make sure to note the intonation difference.">
            <text:p>Make sure to note the intonation differen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観賞">
            <text:p>観賞</text:p>
          </table:table-cell>
          <table:table-cell office:value-type="string" office:value="かんしょう">
            <text:p>かんしょう</text:p>
          </table:table-cell>
          <table:table-cell office:value-type="string" office:value="ornamental">
            <text:p>ornamental</text:p>
          </table:table-cell>
          <table:table-cell office:value-type="string" office:value="Verbal Noun">
            <text:p>Verbal Noun</text:p>
          </table:table-cell>
          <table:table-cell office:value-type="string" office:value="1">
            <text:p>1</text:p>
          </table:table-cell>
          <table:table-cell office:value-type="string" office:value="この鉢植えは観賞用です。">
            <text:p>この鉢植えは観賞用です。</text:p>
          </table:table-cell>
          <table:table-cell office:value-type="string" office:value="この はちうえ は かんしょう よう です。">
            <text:p>この はちうえ は かんしょう よう です。</text:p>
          </table:table-cell>
          <table:table-cell office:value-type="string" office:value="This is an ornamental potted plant.">
            <text:p>This is an ornamental potted pla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湿っぽい">
            <text:p>湿っぽい</text:p>
          </table:table-cell>
          <table:table-cell office:value-type="string" office:value="しめっぽい">
            <text:p>しめっぽい</text:p>
          </table:table-cell>
          <table:table-cell office:value-type="string" office:value="damp, gloomy">
            <text:p>damp, gloomy</text:p>
          </table:table-cell>
          <table:table-cell office:value-type="string" office:value="Adjective">
            <text:p>Adjective</text:p>
          </table:table-cell>
          <table:table-cell office:value-type="string" office:value="1">
            <text:p>1</text:p>
          </table:table-cell>
          <table:table-cell office:value-type="string" office:value="雨の日が続いて家の中が湿っぽいな。">
            <text:p>雨の日が続いて家の中が湿っぽいな。</text:p>
          </table:table-cell>
          <table:table-cell office:value-type="string" office:value="あめ の ひ が つづいて いえ の なか が しめっぽい な。">
            <text:p>あめ の ひ が つづいて いえ の なか が しめっぽい な。</text:p>
          </table:table-cell>
          <table:table-cell office:value-type="string" office:value="Since it's been raining for days, the whole house is damp.">
            <text:p>Since it's been raining for days, the whole house is damp.</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立て込む">
            <text:p>立て込む</text:p>
          </table:table-cell>
          <table:table-cell office:value-type="string" office:value="たてこむ">
            <text:p>たてこむ</text:p>
          </table:table-cell>
          <table:table-cell office:value-type="string" office:value="be full of, be crowded with">
            <text:p>be full of, be crowded with</text:p>
          </table:table-cell>
          <table:table-cell office:value-type="string" office:value="Verb">
            <text:p>Verb</text:p>
          </table:table-cell>
          <table:table-cell office:value-type="string" office:value="1">
            <text:p>1</text:p>
          </table:table-cell>
          <table:table-cell office:value-type="string" office:value="この辺は住宅が立て込んで います。">
            <text:p>この辺は住宅が立て込んで います。</text:p>
          </table:table-cell>
          <table:table-cell office:value-type="string" office:value="この へん は じゅうたく が たてこんで います。">
            <text:p>この へん は じゅうたく が たてこんで います。</text:p>
          </table:table-cell>
          <table:table-cell office:value-type="string" office:value="This area is crowded with houses.">
            <text:p>This area is crowded with hous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父兄">
            <text:p>父兄</text:p>
          </table:table-cell>
          <table:table-cell office:value-type="string" office:value="ふけい">
            <text:p>ふけい</text:p>
          </table:table-cell>
          <table:table-cell office:value-type="string" office:value="parents, legal guardians">
            <text:p>parents, legal guardians</text:p>
          </table:table-cell>
          <table:table-cell office:value-type="string" office:value="Noun">
            <text:p>Noun</text:p>
          </table:table-cell>
          <table:table-cell office:value-type="string" office:value="1">
            <text:p>1</text:p>
          </table:table-cell>
          <table:table-cell office:value-type="string" office:value="父兄の方々はこちらへどうぞ。">
            <text:p>父兄の方々はこちらへどうぞ。</text:p>
          </table:table-cell>
          <table:table-cell office:value-type="string" office:value="ふけい の かたがた は こちら へ どうぞ。">
            <text:p>ふけい の かたがた は こちら へ どうぞ。</text:p>
          </table:table-cell>
          <table:table-cell office:value-type="string" office:value="Parents, please come this way.">
            <text:p>Parents, please come this wa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街角">
            <text:p>街角</text:p>
          </table:table-cell>
          <table:table-cell office:value-type="string" office:value="まちかど">
            <text:p>まちかど</text:p>
          </table:table-cell>
          <table:table-cell office:value-type="string" office:value="street corner">
            <text:p>street corner</text:p>
          </table:table-cell>
          <table:table-cell office:value-type="string" office:value="Noun">
            <text:p>Noun</text:p>
          </table:table-cell>
          <table:table-cell office:value-type="string" office:value="1">
            <text:p>1</text:p>
          </table:table-cell>
          <table:table-cell office:value-type="string" office:value="街角にカフェがありました。">
            <text:p>街角にカフェがありました。</text:p>
          </table:table-cell>
          <table:table-cell office:value-type="string" office:value="まちかど に カフェ が ありました 。">
            <text:p>まちかど に カフェ が ありました 。</text:p>
          </table:table-cell>
          <table:table-cell office:value-type="string" office:value="There was a cafe on the street corner.">
            <text:p>There was a cafe on the street cor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割に">
            <text:p>割に</text:p>
          </table:table-cell>
          <table:table-cell office:value-type="string" office:value="わりに">
            <text:p>わりに</text:p>
          </table:table-cell>
          <table:table-cell office:value-type="string" office:value="comparatively, rather">
            <text:p>comparatively, rather</text:p>
          </table:table-cell>
          <table:table-cell office:value-type="string" office:value="Adverb">
            <text:p>Adverb</text:p>
          </table:table-cell>
          <table:table-cell office:value-type="string" office:value="1">
            <text:p>1</text:p>
          </table:table-cell>
          <table:table-cell office:value-type="string" office:value="この映画は割におもしろいわ。">
            <text:p>この映画は割におもしろいわ。</text:p>
          </table:table-cell>
          <table:table-cell office:value-type="string" office:value="この えいが は わりに おもしろい わ 。">
            <text:p>この えいが は わりに おもしろい わ 。</text:p>
          </table:table-cell>
          <table:table-cell office:value-type="string" office:value="This movie is rather interesting.">
            <text:p>This movie is rather interest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あぐら">
            <text:p>あぐら</text:p>
          </table:table-cell>
          <table:table-cell office:value-type="string" office:value="あぐら">
            <text:p>あぐら</text:p>
          </table:table-cell>
          <table:table-cell office:value-type="string" office:value="sitting cross-legged">
            <text:p>sitting cross-legged</text:p>
          </table:table-cell>
          <table:table-cell office:value-type="string" office:value="Noun">
            <text:p>Noun</text:p>
          </table:table-cell>
          <table:table-cell office:value-type="string" office:value="1">
            <text:p>1</text:p>
          </table:table-cell>
          <table:table-cell office:value-type="string" office:value="彼はあぐらをかいてしゃべっていますね。">
            <text:p>彼はあぐらをかいてしゃべっていますね。</text:p>
          </table:table-cell>
          <table:table-cell office:value-type="string" office:value="かれ は あぐら を かいて しゃべって います ね。">
            <text:p>かれ は あぐら を かいて しゃべって います ね。</text:p>
          </table:table-cell>
          <table:table-cell office:value-type="string" office:value="He is sitting cross-legged while talking.">
            <text:p>He is sitting cross-legged while talk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書き言葉">
            <text:p>書き言葉</text:p>
          </table:table-cell>
          <table:table-cell office:value-type="string" office:value="かきことば">
            <text:p>かきことば</text:p>
          </table:table-cell>
          <table:table-cell office:value-type="string" office:value="written language">
            <text:p>written language</text:p>
          </table:table-cell>
          <table:table-cell office:value-type="string" office:value="Noun">
            <text:p>Noun</text:p>
          </table:table-cell>
          <table:table-cell office:value-type="string" office:value="1">
            <text:p>1</text:p>
          </table:table-cell>
          <table:table-cell office:value-type="string" office:value="書き言葉と話し言葉はだいぶ違うことがあります。">
            <text:p>書き言葉と話し言葉はだいぶ違うことがあります。</text:p>
          </table:table-cell>
          <table:table-cell office:value-type="string" office:value="かきことば と はなしことば は だいぶ ちがう こと が あります。">
            <text:p>かきことば と はなしことば は だいぶ ちがう こと が あります。</text:p>
          </table:table-cell>
          <table:table-cell office:value-type="string" office:value="Written language and spoken language are quite different sometimes.">
            <text:p>Written language and spoken language are quite different someti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ガラス戸">
            <text:p>ガラス戸</text:p>
          </table:table-cell>
          <table:table-cell office:value-type="string" office:value="ガラスど">
            <text:p>ガラスど</text:p>
          </table:table-cell>
          <table:table-cell office:value-type="string" office:value="glass door">
            <text:p>glass door</text:p>
          </table:table-cell>
          <table:table-cell office:value-type="string" office:value="Noun">
            <text:p>Noun</text:p>
          </table:table-cell>
          <table:table-cell office:value-type="string" office:value="1">
            <text:p>1</text:p>
          </table:table-cell>
          <table:table-cell office:value-type="string" office:value="お店のガラス戸が割られたんだ。">
            <text:p>お店のガラス戸が割られたんだ。</text:p>
          </table:table-cell>
          <table:table-cell office:value-type="string" office:value="おみせ の ガラス ど が わられた ん だ。">
            <text:p>おみせ の ガラス ど が わられた ん だ。</text:p>
          </table:table-cell>
          <table:table-cell office:value-type="string" office:value="The shop's glass door was broken.">
            <text:p>The shop's glass door was broke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既製">
            <text:p>既製</text:p>
          </table:table-cell>
          <table:table-cell office:value-type="string" office:value="きせい">
            <text:p>きせい</text:p>
          </table:table-cell>
          <table:table-cell office:value-type="string" office:value="ready-made, ready-to-wear">
            <text:p>ready-made, ready-to-wear</text:p>
          </table:table-cell>
          <table:table-cell office:value-type="string" office:value="Noun">
            <text:p>Noun</text:p>
          </table:table-cell>
          <table:table-cell office:value-type="string" office:value="1">
            <text:p>1</text:p>
          </table:table-cell>
          <table:table-cell office:value-type="string" office:value="彼の体型じゃ既製のサイズに合わないよ。">
            <text:p>彼の体型じゃ既製のサイズに合わないよ。</text:p>
          </table:table-cell>
          <table:table-cell office:value-type="string" office:value="かれ の たいけい じゃ きせい の サイズ に あわない よ。">
            <text:p>かれ の たいけい じゃ きせい の サイズ に あわない よ。</text:p>
          </table:table-cell>
          <table:table-cell office:value-type="string" office:value="His figure doesn't fit the ready-made clothing size.">
            <text:p>His figure doesn't fit the ready-made clothing siz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気絶">
            <text:p>気絶</text:p>
          </table:table-cell>
          <table:table-cell office:value-type="string" office:value="きぜつ">
            <text:p>きぜつ</text:p>
          </table:table-cell>
          <table:table-cell office:value-type="string" office:value="fainting">
            <text:p>fainting</text:p>
          </table:table-cell>
          <table:table-cell office:value-type="string" office:value="Verbal Noun">
            <text:p>Verbal Noun</text:p>
          </table:table-cell>
          <table:table-cell office:value-type="string" office:value="1">
            <text:p>1</text:p>
          </table:table-cell>
          <table:table-cell office:value-type="string" office:value="彼女は驚いて気絶してしまったの。">
            <text:p>彼女は驚いて気絶してしまったの。</text:p>
          </table:table-cell>
          <table:table-cell office:value-type="string" office:value="かのじょ は おどろいて きぜつ して しまった の。">
            <text:p>かのじょ は おどろいて きぜつ して しまった の。</text:p>
          </table:table-cell>
          <table:table-cell office:value-type="string" office:value="She freaked out so much that she fainted.">
            <text:p>She freaked out so much that she fainte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歳末">
            <text:p>歳末</text:p>
          </table:table-cell>
          <table:table-cell office:value-type="string" office:value="さいまつ">
            <text:p>さいまつ</text:p>
          </table:table-cell>
          <table:table-cell office:value-type="string" office:value="year end">
            <text:p>year end</text:p>
          </table:table-cell>
          <table:table-cell office:value-type="string" office:value="Noun">
            <text:p>Noun</text:p>
          </table:table-cell>
          <table:table-cell office:value-type="string" office:value="1">
            <text:p>1</text:p>
          </table:table-cell>
          <table:table-cell office:value-type="string" office:value="デパートの歳末大売出しが始まったよ。">
            <text:p>デパートの歳末大売出しが始まったよ。</text:p>
          </table:table-cell>
          <table:table-cell office:value-type="string" office:value="デパート の さいまつ おお うりだし が はじまった よ。">
            <text:p>デパート の さいまつ おお うりだし が はじまった よ。</text:p>
          </table:table-cell>
          <table:table-cell office:value-type="string" office:value="The department store has kicked off the year-end sales.">
            <text:p>The department store has kicked off the year-end sa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スモッグ">
            <text:p>スモッグ</text:p>
          </table:table-cell>
          <table:table-cell office:value-type="string" office:value="スモッグ">
            <text:p>スモッグ</text:p>
          </table:table-cell>
          <table:table-cell office:value-type="string" office:value="smog">
            <text:p>smog</text:p>
          </table:table-cell>
          <table:table-cell office:value-type="string" office:value="Noun">
            <text:p>Noun</text:p>
          </table:table-cell>
          <table:table-cell office:value-type="string" office:value="1">
            <text:p>1</text:p>
          </table:table-cell>
          <table:table-cell office:value-type="string" office:value="都会の空はスモッグで灰色ね。">
            <text:p>都会の空はスモッグで灰色ね。</text:p>
          </table:table-cell>
          <table:table-cell office:value-type="string" office:value="とかい の そら は スモッグ で はいいろ ね。">
            <text:p>とかい の そら は スモッグ で はいいろ ね。</text:p>
          </table:table-cell>
          <table:table-cell office:value-type="string" office:value="The city sky is gray because of smog.">
            <text:p>The city sky is gray because of smo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全速力">
            <text:p>全速力</text:p>
          </table:table-cell>
          <table:table-cell office:value-type="string" office:value="ぜんそくりょく">
            <text:p>ぜんそくりょく</text:p>
          </table:table-cell>
          <table:table-cell office:value-type="string" office:value="full speed, full steam">
            <text:p>full speed, full steam</text:p>
          </table:table-cell>
          <table:table-cell office:value-type="string" office:value="Noun">
            <text:p>Noun</text:p>
          </table:table-cell>
          <table:table-cell office:value-type="string" office:value="1">
            <text:p>1</text:p>
          </table:table-cell>
          <table:table-cell office:value-type="string" office:value="久しぶりに全速力で走りました。">
            <text:p>久しぶりに全速力で走りました。</text:p>
          </table:table-cell>
          <table:table-cell office:value-type="string" office:value="ひさしぶり に ぜんそくりょく で はしりました。">
            <text:p>ひさしぶり に ぜんそくりょく で はしりました。</text:p>
          </table:table-cell>
          <table:table-cell office:value-type="string" office:value="I ran at full speed for the first time in years.">
            <text:p>I ran at full speed for the first time in year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たこ">
            <text:p>たこ</text:p>
          </table:table-cell>
          <table:table-cell office:value-type="string" office:value="たこ">
            <text:p>たこ</text:p>
          </table:table-cell>
          <table:table-cell office:value-type="string" office:value="octopus">
            <text:p>octopus</text:p>
          </table:table-cell>
          <table:table-cell office:value-type="string" office:value="Noun">
            <text:p>Noun</text:p>
          </table:table-cell>
          <table:table-cell office:value-type="string" office:value="1">
            <text:p>1</text:p>
          </table:table-cell>
          <table:table-cell office:value-type="string" office:value="たこには足が8本ある。">
            <text:p>たこには足が8本ある。</text:p>
          </table:table-cell>
          <table:table-cell office:value-type="string" office:value="たこ に は あし が 8 ぽん ある。">
            <text:p>たこ に は あし が 8 ぽん ある。</text:p>
          </table:table-cell>
          <table:table-cell office:value-type="string" office:value="An octopus has eight legs.">
            <text:p>An octopus has eight leg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地下道">
            <text:p>地下道</text:p>
          </table:table-cell>
          <table:table-cell office:value-type="string" office:value="ちかどう">
            <text:p>ちかどう</text:p>
          </table:table-cell>
          <table:table-cell office:value-type="string" office:value="underground passage">
            <text:p>underground passage</text:p>
          </table:table-cell>
          <table:table-cell office:value-type="string" office:value="Noun">
            <text:p>Noun</text:p>
          </table:table-cell>
          <table:table-cell office:value-type="string" office:value="1">
            <text:p>1</text:p>
          </table:table-cell>
          <table:table-cell office:value-type="string" office:value="地下道を通っていきましょう。">
            <text:p>地下道を通っていきましょう。</text:p>
          </table:table-cell>
          <table:table-cell office:value-type="string" office:value="ちかどう を とおって いきましょう 。">
            <text:p>ちかどう を とおって いきましょう 。</text:p>
          </table:table-cell>
          <table:table-cell office:value-type="string" office:value="Let's go through the underpass.">
            <text:p>Let's go through the underpas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年始">
            <text:p>年始</text:p>
          </table:table-cell>
          <table:table-cell office:value-type="string" office:value="ねんし">
            <text:p>ねんし</text:p>
          </table:table-cell>
          <table:table-cell office:value-type="string" office:value="beginning of the year">
            <text:p>beginning of the year</text:p>
          </table:table-cell>
          <table:table-cell office:value-type="string" office:value="Noun">
            <text:p>Noun</text:p>
          </table:table-cell>
          <table:table-cell office:value-type="string" office:value="1">
            <text:p>1</text:p>
          </table:table-cell>
          <table:table-cell office:value-type="string" office:value="部下の方が年始の挨拶に見えましたよ。">
            <text:p>部下の方が年始の挨拶に見えましたよ。</text:p>
          </table:table-cell>
          <table:table-cell office:value-type="string" office:value="ぶか の かた が ねんし の あいさつ に みえました よ。">
            <text:p>ぶか の かた が ねんし の あいさつ に みえました よ。</text:p>
          </table:table-cell>
          <table:table-cell office:value-type="string" office:value="Your subordinate came to give you New Year's greetings.">
            <text:p>Your subordinate came to give you New Year's greeting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のろい">
            <text:p>のろい</text:p>
          </table:table-cell>
          <table:table-cell office:value-type="string" office:value="のろい">
            <text:p>のろい</text:p>
          </table:table-cell>
          <table:table-cell office:value-type="string" office:value="slow, sluggish">
            <text:p>slow, sluggish</text:p>
          </table:table-cell>
          <table:table-cell office:value-type="string" office:value="Adjective">
            <text:p>Adjective</text:p>
          </table:table-cell>
          <table:table-cell office:value-type="string" office:value="1">
            <text:p>1</text:p>
          </table:table-cell>
          <table:table-cell office:value-type="string" office:value="この電車は本当にのろいですね。">
            <text:p>この電車は本当にのろいですね。</text:p>
          </table:table-cell>
          <table:table-cell office:value-type="string" office:value="この でんしゃ は ほんとう に のろい です ね。">
            <text:p>この でんしゃ は ほんとう に のろい です ね。</text:p>
          </table:table-cell>
          <table:table-cell office:value-type="string" office:value="This train is really slow.">
            <text:p>This train is really slow.</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ぴょんぴょん">
            <text:p>ぴょんぴょん</text:p>
          </table:table-cell>
          <table:table-cell office:value-type="string" office:value="ぴょんぴょん">
            <text:p>ぴょんぴょん</text:p>
          </table:table-cell>
          <table:table-cell office:value-type="string" office:value="jump, hop">
            <text:p>jump, hop</text:p>
          </table:table-cell>
          <table:table-cell office:value-type="string" office:value="Adverb">
            <text:p>Adverb</text:p>
          </table:table-cell>
          <table:table-cell office:value-type="string" office:value="1">
            <text:p>1</text:p>
          </table:table-cell>
          <table:table-cell office:value-type="string" office:value="カエルがぴょんぴょんはねているね。">
            <text:p>カエルがぴょんぴょんはねているね。</text:p>
          </table:table-cell>
          <table:table-cell office:value-type="string" office:value="カエル が ぴょんぴょん はねて いる ね。">
            <text:p>カエル が ぴょんぴょん はねて いる ね。</text:p>
          </table:table-cell>
          <table:table-cell office:value-type="string" office:value="Frogs are jumping around the pond.">
            <text:p>Frogs are jumping around the pon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貧乏人">
            <text:p>貧乏人</text:p>
          </table:table-cell>
          <table:table-cell office:value-type="string" office:value="びんぼうにん">
            <text:p>びんぼうにん</text:p>
          </table:table-cell>
          <table:table-cell office:value-type="string" office:value="poor person">
            <text:p>poor person</text:p>
          </table:table-cell>
          <table:table-cell office:value-type="string" office:value="Noun">
            <text:p>Noun</text:p>
          </table:table-cell>
          <table:table-cell office:value-type="string" office:value="1">
            <text:p>1</text:p>
          </table:table-cell>
          <table:table-cell office:value-type="string" office:value="貧乏人が大金持ちになることもあるさ。">
            <text:p>貧乏人が大金持ちになることもあるさ。</text:p>
          </table:table-cell>
          <table:table-cell office:value-type="string" office:value="びんぼう にん が おお がねもち に なる こと も ある さ。">
            <text:p>びんぼう にん が おお がねもち に なる こと も ある さ。</text:p>
          </table:table-cell>
          <table:table-cell office:value-type="string" office:value="In some cases, poor people can get extremely rich.">
            <text:p>In some cases, poor people can get extremely r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月見">
            <text:p>月見</text:p>
          </table:table-cell>
          <table:table-cell office:value-type="string" office:value="つきみ">
            <text:p>つきみ</text:p>
          </table:table-cell>
          <table:table-cell office:value-type="string" office:value="moon viewing">
            <text:p>moon viewing</text:p>
          </table:table-cell>
          <table:table-cell office:value-type="string" office:value="Noun">
            <text:p>Noun</text:p>
          </table:table-cell>
          <table:table-cell office:value-type="string" office:value="1">
            <text:p>1</text:p>
          </table:table-cell>
          <table:table-cell office:value-type="string" office:value="9月には月見を楽しみます。">
            <text:p>9月には月見を楽しみます。</text:p>
          </table:table-cell>
          <table:table-cell office:value-type="string" office:value="9 がつ に は つきみ を たのしみます。">
            <text:p>9 がつ に は つきみ を たのしみます。</text:p>
          </table:table-cell>
          <table:table-cell office:value-type="string" office:value="We enjoy moon viewing in September.">
            <text:p>We enjoy moon viewing in Septemb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とうもろこし">
            <text:p>とうもろこし</text:p>
          </table:table-cell>
          <table:table-cell office:value-type="string" office:value="とうもろこし">
            <text:p>とうもろこし</text:p>
          </table:table-cell>
          <table:table-cell office:value-type="string" office:value="corn">
            <text:p>corn</text:p>
          </table:table-cell>
          <table:table-cell office:value-type="string" office:value="Noun">
            <text:p>Noun</text:p>
          </table:table-cell>
          <table:table-cell office:value-type="string" office:value="1">
            <text:p>1</text:p>
          </table:table-cell>
          <table:table-cell office:value-type="string" office:value="このとうもろこしは甘くて美味しい。">
            <text:p>このとうもろこしは甘くて美味しい。</text:p>
          </table:table-cell>
          <table:table-cell office:value-type="string" office:value="この とうもろこし は あまくて おいしい 。">
            <text:p>この とうもろこし は あまくて おいしい 。</text:p>
          </table:table-cell>
          <table:table-cell office:value-type="string" office:value="This corn is sweet and delicious.">
            <text:p>This corn is sweet and deliciou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引き伸ばす">
            <text:p>引き伸ばす</text:p>
          </table:table-cell>
          <table:table-cell office:value-type="string" office:value="ひきのばす">
            <text:p>ひきのばす</text:p>
          </table:table-cell>
          <table:table-cell office:value-type="string" office:value="stretch out, enlarge">
            <text:p>stretch out, enlarge</text:p>
          </table:table-cell>
          <table:table-cell office:value-type="string" office:value="Verb">
            <text:p>Verb</text:p>
          </table:table-cell>
          <table:table-cell office:value-type="string" office:value="1">
            <text:p>1</text:p>
          </table:table-cell>
          <table:table-cell office:value-type="string" office:value="この写真を引き伸ばしてください。">
            <text:p>この写真を引き伸ばしてください。</text:p>
          </table:table-cell>
          <table:table-cell office:value-type="string" office:value="この しゃしん を ひきのばして ください。">
            <text:p>この しゃしん を ひきのばして ください。</text:p>
          </table:table-cell>
          <table:table-cell office:value-type="string" office:value="Please enlarge this photograph.">
            <text:p>Please enlarge this photograp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ひらひら">
            <text:p>ひらひら</text:p>
          </table:table-cell>
          <table:table-cell office:value-type="string" office:value="ひらひら">
            <text:p>ひらひら</text:p>
          </table:table-cell>
          <table:table-cell office:value-type="string" office:value="lightly fluttering, floating">
            <text:p>lightly fluttering, floating</text:p>
          </table:table-cell>
          <table:table-cell office:value-type="string" office:value="Adverb">
            <text:p>Adverb</text:p>
          </table:table-cell>
          <table:table-cell office:value-type="string" office:value="1">
            <text:p>1</text:p>
          </table:table-cell>
          <table:table-cell office:value-type="string" office:value="木の葉がひらひらと落ちたの。">
            <text:p>木の葉がひらひらと落ちたの。</text:p>
          </table:table-cell>
          <table:table-cell office:value-type="string" office:value="このは が ひらひら と おちた の。">
            <text:p>このは が ひらひら と おちた の。</text:p>
          </table:table-cell>
          <table:table-cell office:value-type="string" office:value="A leaf fluttered down.">
            <text:p>A leaf fluttered dow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町外れ">
            <text:p>町外れ</text:p>
          </table:table-cell>
          <table:table-cell office:value-type="string" office:value="まちはずれ">
            <text:p>まちはずれ</text:p>
          </table:table-cell>
          <table:table-cell office:value-type="string" office:value="outskirts of town">
            <text:p>outskirts of town</text:p>
          </table:table-cell>
          <table:table-cell office:value-type="string" office:value="Noun">
            <text:p>Noun</text:p>
          </table:table-cell>
          <table:table-cell office:value-type="string" office:value="1">
            <text:p>1</text:p>
          </table:table-cell>
          <table:table-cell office:value-type="string" office:value="彼女は町外れの工場で働いているよ。">
            <text:p>彼女は町外れの工場で働いているよ。</text:p>
          </table:table-cell>
          <table:table-cell office:value-type="string" office:value="かのじょ は まち はずれ の こうじょう で はたらいて いる よ。">
            <text:p>かのじょ は まち はずれ の こうじょう で はたらいて いる よ。</text:p>
          </table:table-cell>
          <table:table-cell office:value-type="string" office:value="She's working in a factory on the outskirts of town.">
            <text:p>She's working in a factory on the outskirts of tow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物知り">
            <text:p>物知り</text:p>
          </table:table-cell>
          <table:table-cell office:value-type="string" office:value="ものしり">
            <text:p>ものしり</text:p>
          </table:table-cell>
          <table:table-cell office:value-type="string" office:value="knowledgeable (wise) person">
            <text:p>knowledgeable (wise) person</text:p>
          </table:table-cell>
          <table:table-cell office:value-type="string" office:value="Noun">
            <text:p>Noun</text:p>
          </table:table-cell>
          <table:table-cell office:value-type="string" office:value="1">
            <text:p>1</text:p>
          </table:table-cell>
          <table:table-cell office:value-type="string" office:value="あの老人はとても物知りだね。">
            <text:p>あの老人はとても物知りだね。</text:p>
          </table:table-cell>
          <table:table-cell office:value-type="string" office:value="あの ろうじん は とても ものしり だ ね。">
            <text:p>あの ろうじん は とても ものしり だ ね。</text:p>
          </table:table-cell>
          <table:table-cell office:value-type="string" office:value="That elderly person is very knowledgeable.">
            <text:p>That elderly person is very knowledgeab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後書き">
            <text:p>後書き</text:p>
          </table:table-cell>
          <table:table-cell office:value-type="string" office:value="あとがき">
            <text:p>あとがき</text:p>
          </table:table-cell>
          <table:table-cell office:value-type="string" office:value="afterword">
            <text:p>afterword</text:p>
          </table:table-cell>
          <table:table-cell office:value-type="string" office:value="Noun">
            <text:p>Noun</text:p>
          </table:table-cell>
          <table:table-cell office:value-type="string" office:value="1">
            <text:p>1</text:p>
          </table:table-cell>
          <table:table-cell office:value-type="string" office:value="後書きをよく読んでください。">
            <text:p>後書きをよく読んでください。</text:p>
          </table:table-cell>
          <table:table-cell office:value-type="string" office:value="あとがき を よく よんで ください。">
            <text:p>あとがき を よく よんで ください。</text:p>
          </table:table-cell>
          <table:table-cell office:value-type="string" office:value="Please read the afterword carefully.">
            <text:p>Please read the afterword carefull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薄着">
            <text:p>薄着</text:p>
          </table:table-cell>
          <table:table-cell office:value-type="string" office:value="うすぎ">
            <text:p>うすぎ</text:p>
          </table:table-cell>
          <table:table-cell office:value-type="string" office:value="light clothing">
            <text:p>light clothing</text:p>
          </table:table-cell>
          <table:table-cell office:value-type="string" office:value="Verbal Noun">
            <text:p>Verbal Noun</text:p>
          </table:table-cell>
          <table:table-cell office:value-type="string" office:value="1">
            <text:p>1</text:p>
          </table:table-cell>
          <table:table-cell office:value-type="string" office:value="子供たちは冬でも薄着で通します。">
            <text:p>子供たちは冬でも薄着で通します。</text:p>
          </table:table-cell>
          <table:table-cell office:value-type="string" office:value="こども たち は ふゆ で も うすぎ で とおします。">
            <text:p>こども たち は ふゆ で も うすぎ で とおします。</text:p>
          </table:table-cell>
          <table:table-cell office:value-type="string" office:value="Children wear light clothing even during winter.">
            <text:p>Children wear light clothing even during wint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がらがら">
            <text:p>がらがら</text:p>
          </table:table-cell>
          <table:table-cell office:value-type="string" office:value="がらがら">
            <text:p>がらがら</text:p>
          </table:table-cell>
          <table:table-cell office:value-type="string" office:value="gargle">
            <text:p>gargle</text:p>
          </table:table-cell>
          <table:table-cell office:value-type="string" office:value="Adverb">
            <text:p>Adverb</text:p>
          </table:table-cell>
          <table:table-cell office:value-type="string" office:value="1">
            <text:p>1</text:p>
          </table:table-cell>
          <table:table-cell office:value-type="string" office:value="誰かががらがらとうがいをしているね。">
            <text:p>誰かががらがらとうがいをしているね。</text:p>
          </table:table-cell>
          <table:table-cell office:value-type="string" office:value="だれ か が がらがら と うがい を して いる ね。">
            <text:p>だれ か が がらがら と うがい を して いる ね。</text:p>
          </table:table-cell>
          <table:table-cell office:value-type="string" office:value="Someone is gargling loudly.">
            <text:p>Someone is gargling loudl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暑中見舞い">
            <text:p>暑中見舞い</text:p>
          </table:table-cell>
          <table:table-cell office:value-type="string" office:value="しょちゅうみまい">
            <text:p>しょちゅうみまい</text:p>
          </table:table-cell>
          <table:table-cell office:value-type="string" office:value="summer greeting">
            <text:p>summer greeting</text:p>
          </table:table-cell>
          <table:table-cell office:value-type="string" office:value="Noun">
            <text:p>Noun</text:p>
          </table:table-cell>
          <table:table-cell office:value-type="string" office:value="1">
            <text:p>1</text:p>
          </table:table-cell>
          <table:table-cell office:value-type="string" office:value="先生に暑中見舞いを出しました。">
            <text:p>先生に暑中見舞いを出しました。</text:p>
          </table:table-cell>
          <table:table-cell office:value-type="string" office:value="せんせい に しょちゅう みまい を だしました。">
            <text:p>せんせい に しょちゅう みまい を だしました。</text:p>
          </table:table-cell>
          <table:table-cell office:value-type="string" office:value="I sent a summer greeting card to my teacher.">
            <text:p>I sent a summer greeting card to my teac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縦書き">
            <text:p>縦書き</text:p>
          </table:table-cell>
          <table:table-cell office:value-type="string" office:value="たてがき">
            <text:p>たてがき</text:p>
          </table:table-cell>
          <table:table-cell office:value-type="string" office:value="vertical writing">
            <text:p>vertical writing</text:p>
          </table:table-cell>
          <table:table-cell office:value-type="string" office:value="Noun">
            <text:p>Noun</text:p>
          </table:table-cell>
          <table:table-cell office:value-type="string" office:value="1">
            <text:p>1</text:p>
          </table:table-cell>
          <table:table-cell office:value-type="string" office:value="作文は縦書きで書いてください。">
            <text:p>作文は縦書きで書いてください。</text:p>
          </table:table-cell>
          <table:table-cell office:value-type="string" office:value="さくぶん は たてがき で かいて ください。">
            <text:p>さくぶん は たてがき で かいて ください。</text:p>
          </table:table-cell>
          <table:table-cell office:value-type="string" office:value="Please write your composition vertically.">
            <text:p>Please write your composition verticall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早寝">
            <text:p>早寝</text:p>
          </table:table-cell>
          <table:table-cell office:value-type="string" office:value="はやね">
            <text:p>はやね</text:p>
          </table:table-cell>
          <table:table-cell office:value-type="string" office:value="going to bed early">
            <text:p>going to bed early</text:p>
          </table:table-cell>
          <table:table-cell office:value-type="string" office:value="Verbal Noun">
            <text:p>Verbal Noun</text:p>
          </table:table-cell>
          <table:table-cell office:value-type="string" office:value="1">
            <text:p>1</text:p>
          </table:table-cell>
          <table:table-cell office:value-type="string" office:value="早寝は健康のためによいことです。">
            <text:p>早寝は健康のためによいことです。</text:p>
          </table:table-cell>
          <table:table-cell office:value-type="string" office:value="はやね は けんこう の ため に よい こと です。">
            <text:p>はやね は けんこう の ため に よい こと です。</text:p>
          </table:table-cell>
          <table:table-cell office:value-type="string" office:value="Going to bed early is good for your health.">
            <text:p>Going to bed early is good for your healt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不確か">
            <text:p>不確か</text:p>
          </table:table-cell>
          <table:table-cell office:value-type="string" office:value="ふたしか">
            <text:p>ふたしか</text:p>
          </table:table-cell>
          <table:table-cell office:value-type="string" office:value="uncertain, unreliable">
            <text:p>uncertain, unreliable</text:p>
          </table:table-cell>
          <table:table-cell office:value-type="string" office:value="Adjectival Noun">
            <text:p>Adjectival Noun</text:p>
          </table:table-cell>
          <table:table-cell office:value-type="string" office:value="1">
            <text:p>1</text:p>
          </table:table-cell>
          <table:table-cell office:value-type="string" office:value="人の記憶は不確かよ。">
            <text:p>人の記憶は不確かよ。</text:p>
          </table:table-cell>
          <table:table-cell office:value-type="string" office:value="ひと の きおく は ふたしか よ。">
            <text:p>ひと の きおく は ふたしか よ。</text:p>
          </table:table-cell>
          <table:table-cell office:value-type="string" office:value="Human memory is unreliable.">
            <text:p>Human memory is unreliab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焼きそば">
            <text:p>焼きそば</text:p>
          </table:table-cell>
          <table:table-cell office:value-type="string" office:value="やきそば">
            <text:p>やきそば</text:p>
          </table:table-cell>
          <table:table-cell office:value-type="string" office:value="pan-fried noodles">
            <text:p>pan-fried noodles</text:p>
          </table:table-cell>
          <table:table-cell office:value-type="string" office:value="Noun">
            <text:p>Noun</text:p>
          </table:table-cell>
          <table:table-cell office:value-type="string" office:value="1">
            <text:p>1</text:p>
          </table:table-cell>
          <table:table-cell office:value-type="string" office:value="お祭りで焼きそばを食べたよ。">
            <text:p>お祭りで焼きそばを食べたよ。</text:p>
          </table:table-cell>
          <table:table-cell office:value-type="string" office:value="おまつり で やきそば を たべた よ。">
            <text:p>おまつり で やきそば を たべた よ。</text:p>
          </table:table-cell>
          <table:table-cell office:value-type="string" office:value="I ate pan-fried noodles at the festival.">
            <text:p>I ate pan-fried noodles at the festiva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和式">
            <text:p>和式</text:p>
          </table:table-cell>
          <table:table-cell office:value-type="string" office:value="わしき">
            <text:p>わしき</text:p>
          </table:table-cell>
          <table:table-cell office:value-type="string" office:value="Japanese style">
            <text:p>Japanese style</text:p>
          </table:table-cell>
          <table:table-cell office:value-type="string" office:value="Noun">
            <text:p>Noun</text:p>
          </table:table-cell>
          <table:table-cell office:value-type="string" office:value="1">
            <text:p>1</text:p>
          </table:table-cell>
          <table:table-cell office:value-type="string" office:value="あの家のトイレは和式です。">
            <text:p>あの家のトイレは和式です。</text:p>
          </table:table-cell>
          <table:table-cell office:value-type="string" office:value="あの うち の トイレ は わしき です。">
            <text:p>あの うち の トイレ は わしき です。</text:p>
          </table:table-cell>
          <table:table-cell office:value-type="string" office:value="That house has a Japanese-style toilet.">
            <text:p>That house has a Japanese-style toile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学割">
            <text:p>学割</text:p>
          </table:table-cell>
          <table:table-cell office:value-type="string" office:value="がくわり">
            <text:p>がくわり</text:p>
          </table:table-cell>
          <table:table-cell office:value-type="string" office:value="student discount">
            <text:p>student discount</text:p>
          </table:table-cell>
          <table:table-cell office:value-type="string" office:value="Noun">
            <text:p>Noun</text:p>
          </table:table-cell>
          <table:table-cell office:value-type="string" office:value="1">
            <text:p>1</text:p>
          </table:table-cell>
          <table:table-cell office:value-type="string" office:value="学割だとだいぶ安いな。">
            <text:p>学割だとだいぶ安いな。</text:p>
          </table:table-cell>
          <table:table-cell office:value-type="string" office:value="がくわり だ と だいぶ やすい な。">
            <text:p>がくわり だ と だいぶ やすい な。</text:p>
          </table:table-cell>
          <table:table-cell office:value-type="string" office:value="It's quite cheap with a student discount.">
            <text:p>It's quite cheap with a student discou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厚着">
            <text:p>厚着</text:p>
          </table:table-cell>
          <table:table-cell office:value-type="string" office:value="あつぎ">
            <text:p>あつぎ</text:p>
          </table:table-cell>
          <table:table-cell office:value-type="string" office:value="heavy clothing">
            <text:p>heavy clothing</text:p>
          </table:table-cell>
          <table:table-cell office:value-type="string" office:value="Verbal Noun">
            <text:p>Verbal Noun</text:p>
          </table:table-cell>
          <table:table-cell office:value-type="string" office:value="1">
            <text:p>1</text:p>
          </table:table-cell>
          <table:table-cell office:value-type="string" office:value="普段から厚着しないようにしています。">
            <text:p>普段から厚着しないようにしています。</text:p>
          </table:table-cell>
          <table:table-cell office:value-type="string" office:value="ふだん から あつぎ しない ように して います。">
            <text:p>ふだん から あつぎ しない ように して います。</text:p>
          </table:table-cell>
          <table:table-cell office:value-type="string" office:value="I usually try not to wear heavy clothing.">
            <text:p>I usually try not to wear heavy cloth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雨降り">
            <text:p>雨降り</text:p>
          </table:table-cell>
          <table:table-cell office:value-type="string" office:value="あめふり">
            <text:p>あめふり</text:p>
          </table:table-cell>
          <table:table-cell office:value-type="string" office:value="rainfall, rainy weather">
            <text:p>rainfall, rainy weather</text:p>
          </table:table-cell>
          <table:table-cell office:value-type="string" office:value="Noun">
            <text:p>Noun</text:p>
          </table:table-cell>
          <table:table-cell office:value-type="string" office:value="1">
            <text:p>1</text:p>
          </table:table-cell>
          <table:table-cell office:value-type="string" office:value="雨降りで月が見えなかったね。">
            <text:p>雨降りで月が見えなかったね。</text:p>
          </table:table-cell>
          <table:table-cell office:value-type="string" office:value="あめふり で つき が みえなかった ね。">
            <text:p>あめふり で つき が みえなかった ね。</text:p>
          </table:table-cell>
          <table:table-cell office:value-type="string" office:value="We couldn't see the moon because of the rain.">
            <text:p>We couldn't see the moon because of the ra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書き取り">
            <text:p>書き取り</text:p>
          </table:table-cell>
          <table:table-cell office:value-type="string" office:value="かきとり">
            <text:p>かきとり</text:p>
          </table:table-cell>
          <table:table-cell office:value-type="string" office:value="dictation, writing practice">
            <text:p>dictation, writing practice</text:p>
          </table:table-cell>
          <table:table-cell office:value-type="string" office:value="Verbal Noun">
            <text:p>Verbal Noun</text:p>
          </table:table-cell>
          <table:table-cell office:value-type="string" office:value="1">
            <text:p>1</text:p>
          </table:table-cell>
          <table:table-cell office:value-type="string" office:value="僕たちは毎朝漢字の書き取りをします。">
            <text:p>僕たちは毎朝漢字の書き取りをします。</text:p>
          </table:table-cell>
          <table:table-cell office:value-type="string" office:value="ぼく たち は まいあさ かんじ の かきとり を します。">
            <text:p>ぼく たち は まいあさ かんじ の かきとり を します。</text:p>
          </table:table-cell>
          <table:table-cell office:value-type="string" office:value="We practice writing kanji every morning.">
            <text:p>We practice writing kanji every morn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かちかち">
            <text:p>かちかち</text:p>
          </table:table-cell>
          <table:table-cell office:value-type="string" office:value="かちかち">
            <text:p>かちかち</text:p>
          </table:table-cell>
          <table:table-cell office:value-type="string" office:value="hard, solid">
            <text:p>hard, solid</text:p>
          </table:table-cell>
          <table:table-cell office:value-type="string" office:value="Adverb">
            <text:p>Adverb</text:p>
          </table:table-cell>
          <table:table-cell office:value-type="string" office:value="1">
            <text:p>1</text:p>
          </table:table-cell>
          <table:table-cell office:value-type="string" office:value="池がかちかちに凍っています。">
            <text:p>池がかちかちに凍っています。</text:p>
          </table:table-cell>
          <table:table-cell office:value-type="string" office:value="いけ が かちかち に こおって います。">
            <text:p>いけ が かちかち に こおって います。</text:p>
          </table:table-cell>
          <table:table-cell office:value-type="string" office:value="The pond is frozen solid.">
            <text:p>The pond is frozen soli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男性的">
            <text:p>男性的</text:p>
          </table:table-cell>
          <table:table-cell office:value-type="string" office:value="だんせいてき">
            <text:p>だんせいてき</text:p>
          </table:table-cell>
          <table:table-cell office:value-type="string" office:value="masculine, manly">
            <text:p>masculine, manly</text:p>
          </table:table-cell>
          <table:table-cell office:value-type="string" office:value="Adjectival Noun">
            <text:p>Adjectival Noun</text:p>
          </table:table-cell>
          <table:table-cell office:value-type="string" office:value="1">
            <text:p>1</text:p>
          </table:table-cell>
          <table:table-cell office:value-type="string" office:value="彼はとても男性的な人です。">
            <text:p>彼はとても男性的な人です。</text:p>
          </table:table-cell>
          <table:table-cell office:value-type="string" office:value="かれ は とても だんせいてきな ひと です。">
            <text:p>かれ は とても だんせいてきな ひと です。</text:p>
          </table:table-cell>
          <table:table-cell office:value-type="string" office:value="He's a very manly person.">
            <text:p>He's a very manly per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月初め">
            <text:p>月初め</text:p>
          </table:table-cell>
          <table:table-cell office:value-type="string" office:value="つきはじめ">
            <text:p>つきはじめ</text:p>
          </table:table-cell>
          <table:table-cell office:value-type="string" office:value="the beginning of the month">
            <text:p>the beginning of the month</text:p>
          </table:table-cell>
          <table:table-cell office:value-type="string" office:value="Noun">
            <text:p>Noun</text:p>
          </table:table-cell>
          <table:table-cell office:value-type="string" office:value="1">
            <text:p>1</text:p>
          </table:table-cell>
          <table:table-cell office:value-type="string" office:value="いつも月初めに彼と会います。">
            <text:p>いつも月初めに彼と会います。</text:p>
          </table:table-cell>
          <table:table-cell office:value-type="string" office:value="いつも つきはじめ に かれ と あいます。">
            <text:p>いつも つきはじめ に かれ と あいます。</text:p>
          </table:table-cell>
          <table:table-cell office:value-type="string" office:value="I always meet him at the beginning of the month.">
            <text:p>I always meet him at the beginning of the mont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同姓">
            <text:p>同姓</text:p>
          </table:table-cell>
          <table:table-cell office:value-type="string" office:value="どうせい">
            <text:p>どうせい</text:p>
          </table:table-cell>
          <table:table-cell office:value-type="string" office:value="same surname">
            <text:p>same surname</text:p>
          </table:table-cell>
          <table:table-cell office:value-type="string" office:value="Noun">
            <text:p>Noun</text:p>
          </table:table-cell>
          <table:table-cell office:value-type="string" office:value="1">
            <text:p>1</text:p>
          </table:table-cell>
          <table:table-cell office:value-type="string" office:value="日本では夫婦同姓が一般的よ。">
            <text:p>日本では夫婦同姓が一般的よ。</text:p>
          </table:table-cell>
          <table:table-cell office:value-type="string" office:value="にっぽん で は ふうふ どうせい が いっぱんてき よ。">
            <text:p>にっぽん で は ふうふ どうせい が いっぱんてき よ。</text:p>
          </table:table-cell>
          <table:table-cell office:value-type="string" office:value="In Japan, it's common for a married couple to have the same surname.">
            <text:p>In Japan, it's common for a married couple to have the same surnam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長話">
            <text:p>長話</text:p>
          </table:table-cell>
          <table:table-cell office:value-type="string" office:value="ながばなし">
            <text:p>ながばなし</text:p>
          </table:table-cell>
          <table:table-cell office:value-type="string" office:value="long conversation, long talk">
            <text:p>long conversation, long talk</text:p>
          </table:table-cell>
          <table:table-cell office:value-type="string" office:value="Verbal Noun">
            <text:p>Verbal Noun</text:p>
          </table:table-cell>
          <table:table-cell office:value-type="string" office:value="1">
            <text:p>1</text:p>
          </table:table-cell>
          <table:table-cell office:value-type="string" office:value="母が電話で長話をしているんだ。">
            <text:p>母が電話で長話をしているんだ。</text:p>
          </table:table-cell>
          <table:table-cell office:value-type="string" office:value="はは が でんわ で ながばなし を して いる ん だ。">
            <text:p>はは が でんわ で ながばなし を して いる ん だ。</text:p>
          </table:table-cell>
          <table:table-cell office:value-type="string" office:value="My mother is having a long talk on the phone.">
            <text:p>My mother is having a long talk on the pho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肌色">
            <text:p>肌色</text:p>
          </table:table-cell>
          <table:table-cell office:value-type="string" office:value="はだいろ">
            <text:p>はだいろ</text:p>
          </table:table-cell>
          <table:table-cell office:value-type="string" office:value="flesh color, skin color">
            <text:p>flesh color, skin color</text:p>
          </table:table-cell>
          <table:table-cell office:value-type="string" office:value="Noun">
            <text:p>Noun</text:p>
          </table:table-cell>
          <table:table-cell office:value-type="string" office:value="1">
            <text:p>1</text:p>
          </table:table-cell>
          <table:table-cell office:value-type="string" office:value="彼女は肌色のシャツを着ています。">
            <text:p>彼女は肌色のシャツを着ています。</text:p>
          </table:table-cell>
          <table:table-cell office:value-type="string" office:value="かのじょ は はだいろ の シャツ を きて います。">
            <text:p>かのじょ は はだいろ の シャツ を きて います。</text:p>
          </table:table-cell>
          <table:table-cell office:value-type="string" office:value="She's wearing a skin-colored shirt.">
            <text:p>She's wearing a skin-colored shir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府庁">
            <text:p>府庁</text:p>
          </table:table-cell>
          <table:table-cell office:value-type="string" office:value="ふちょう">
            <text:p>ふちょう</text:p>
          </table:table-cell>
          <table:table-cell office:value-type="string" office:value="(Osaka or Kyoto) prefectural office">
            <text:p>(Osaka or Kyoto) prefectural office</text:p>
          </table:table-cell>
          <table:table-cell office:value-type="string" office:value="Noun">
            <text:p>Noun</text:p>
          </table:table-cell>
          <table:table-cell office:value-type="string" office:value="1">
            <text:p>1</text:p>
          </table:table-cell>
          <table:table-cell office:value-type="string" office:value="彼は府庁で働いています。">
            <text:p>彼は府庁で働いています。</text:p>
          </table:table-cell>
          <table:table-cell office:value-type="string" office:value="かれ は ふちょう で はたらいて います。">
            <text:p>かれ は ふちょう で はたらいて います。</text:p>
          </table:table-cell>
          <table:table-cell office:value-type="string" office:value="He works for a (Osaka or Kyoto) prefectural office.">
            <text:p>He works for a (Osaka or Kyoto) prefectural offi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府立">
            <text:p>府立</text:p>
          </table:table-cell>
          <table:table-cell office:value-type="string" office:value="ふりつ">
            <text:p>ふりつ</text:p>
          </table:table-cell>
          <table:table-cell office:value-type="string" office:value="prefectural (Osaka or Kyoto)">
            <text:p>prefectural (Osaka or Kyoto)</text:p>
          </table:table-cell>
          <table:table-cell office:value-type="string" office:value="Noun">
            <text:p>Noun</text:p>
          </table:table-cell>
          <table:table-cell office:value-type="string" office:value="1">
            <text:p>1</text:p>
          </table:table-cell>
          <table:table-cell office:value-type="string" office:value="彼女は府立大学に通っています。">
            <text:p>彼女は府立大学に通っています。</text:p>
          </table:table-cell>
          <table:table-cell office:value-type="string" office:value="かのじょ は ふりつ だいがく に かよって います。">
            <text:p>かのじょ は ふりつ だいがく に かよって います。</text:p>
          </table:table-cell>
          <table:table-cell office:value-type="string" office:value="She goes to a (Osaka or Kyoto) prefectural university.">
            <text:p>She goes to a (Osaka or Kyoto) prefectural universit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真四角">
            <text:p>真四角</text:p>
          </table:table-cell>
          <table:table-cell office:value-type="string" office:value="ましかく">
            <text:p>ましかく</text:p>
          </table:table-cell>
          <table:table-cell office:value-type="string" office:value="regular square (colloquial)">
            <text:p>regular square (colloquial)</text:p>
          </table:table-cell>
          <table:table-cell office:value-type="string" office:value="Adjectival Noun">
            <text:p>Adjectival Noun</text:p>
          </table:table-cell>
          <table:table-cell office:value-type="string" office:value="1">
            <text:p>1</text:p>
          </table:table-cell>
          <table:table-cell office:value-type="string" office:value="彼の部屋には真四角な窓があったんだ。">
            <text:p>彼の部屋には真四角な窓があったんだ。</text:p>
          </table:table-cell>
          <table:table-cell office:value-type="string" office:value="かれ の へや に は ましかくな まど が あった ん だ。">
            <text:p>かれ の へや に は ましかくな まど が あった ん だ。</text:p>
          </table:table-cell>
          <table:table-cell office:value-type="string" office:value="There was a regular square window in his room.">
            <text:p>There was a regular square window in his roo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小売店">
            <text:p>小売店</text:p>
          </table:table-cell>
          <table:table-cell office:value-type="string" office:value="こうりてん">
            <text:p>こうりてん</text:p>
          </table:table-cell>
          <table:table-cell office:value-type="string" office:value="retail store, outlet">
            <text:p>retail store, outlet</text:p>
          </table:table-cell>
          <table:table-cell office:value-type="string" office:value="Noun">
            <text:p>Noun</text:p>
          </table:table-cell>
          <table:table-cell office:value-type="string" office:value="1">
            <text:p>1</text:p>
          </table:table-cell>
          <table:table-cell office:value-type="string" office:value="この商品は小売店でも買えます。">
            <text:p>この商品は小売店でも買えます。</text:p>
          </table:table-cell>
          <table:table-cell office:value-type="string" office:value="この しょうひん は こうり てん で も かえます。">
            <text:p>この しょうひん は こうり てん で も かえます。</text:p>
          </table:table-cell>
          <table:table-cell office:value-type="string" office:value="This product can also be purchased at retail stores.">
            <text:p>This product can also be purchased at retail sto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悪女">
            <text:p>悪女</text:p>
          </table:table-cell>
          <table:table-cell office:value-type="string" office:value="あくじょ">
            <text:p>あくじょ</text:p>
          </table:table-cell>
          <table:table-cell office:value-type="string" office:value="wicked woman">
            <text:p>wicked woman</text:p>
          </table:table-cell>
          <table:table-cell office:value-type="string" office:value="Noun">
            <text:p>Noun</text:p>
          </table:table-cell>
          <table:table-cell office:value-type="string" office:value="1">
            <text:p>1</text:p>
          </table:table-cell>
          <table:table-cell office:value-type="string" office:value="彼は悪女にだまされたんだ。">
            <text:p>彼は悪女にだまされたんだ。</text:p>
          </table:table-cell>
          <table:table-cell office:value-type="string" office:value="かれ は あくじょ に だまされた ん だ。">
            <text:p>かれ は あくじょ に だまされた ん だ。</text:p>
          </table:table-cell>
          <table:table-cell office:value-type="string" office:value="He was deceived by a wicked woman.">
            <text:p>He was deceived by a wicked wom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荒らす">
            <text:p>荒らす</text:p>
          </table:table-cell>
          <table:table-cell office:value-type="string" office:value="あらす">
            <text:p>あらす</text:p>
          </table:table-cell>
          <table:table-cell office:value-type="string" office:value="damage, ransack">
            <text:p>damage, ransack</text:p>
          </table:table-cell>
          <table:table-cell office:value-type="string" office:value="Verb">
            <text:p>Verb</text:p>
          </table:table-cell>
          <table:table-cell office:value-type="string" office:value="1">
            <text:p>1</text:p>
          </table:table-cell>
          <table:table-cell office:value-type="string" office:value="彼は強盗に家の中を荒らされたの。">
            <text:p>彼は強盗に家の中を荒らされたの。</text:p>
          </table:table-cell>
          <table:table-cell office:value-type="string" office:value="かれ は ごうとう に いえ の なか を あらされた の。">
            <text:p>かれ は ごうとう に いえ の なか を あらされた の。</text:p>
          </table:table-cell>
          <table:table-cell office:value-type="string" office:value="His house was ransacked by a burglar.">
            <text:p>His house was ransacked by a burgla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洋室">
            <text:p>洋室</text:p>
          </table:table-cell>
          <table:table-cell office:value-type="string" office:value="ようしつ">
            <text:p>ようしつ</text:p>
          </table:table-cell>
          <table:table-cell office:value-type="string" office:value="Western-style room">
            <text:p>Western-style room</text:p>
          </table:table-cell>
          <table:table-cell office:value-type="string" office:value="Noun">
            <text:p>Noun</text:p>
          </table:table-cell>
          <table:table-cell office:value-type="string" office:value="1">
            <text:p>1</text:p>
          </table:table-cell>
          <table:table-cell office:value-type="string" office:value="このテーブルは洋室に合わない。">
            <text:p>このテーブルは洋室に合わない。</text:p>
          </table:table-cell>
          <table:table-cell office:value-type="string" office:value="この テーブル は ようしつ に あわない。">
            <text:p>この テーブル は ようしつ に あわない。</text:p>
          </table:table-cell>
          <table:table-cell office:value-type="string" office:value="This table is not suitable for a Western-style room.">
            <text:p>This table is not suitable for a Western-style roo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旅客機">
            <text:p>旅客機</text:p>
          </table:table-cell>
          <table:table-cell office:value-type="string" office:value="りょかくき">
            <text:p>りょかくき</text:p>
          </table:table-cell>
          <table:table-cell office:value-type="string" office:value="passenger plane">
            <text:p>passenger plane</text:p>
          </table:table-cell>
          <table:table-cell office:value-type="string" office:value="Noun">
            <text:p>Noun</text:p>
          </table:table-cell>
          <table:table-cell office:value-type="string" office:value="1">
            <text:p>1</text:p>
          </table:table-cell>
          <table:table-cell office:value-type="string" office:value="旅客機が墜落した。">
            <text:p>旅客機が墜落した。</text:p>
          </table:table-cell>
          <table:table-cell office:value-type="string" office:value="りょかくき が ついらく した。">
            <text:p>りょかくき が ついらく した。</text:p>
          </table:table-cell>
          <table:table-cell office:value-type="string" office:value="A passenger plane crashed.">
            <text:p>A passenger plane crashe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自国">
            <text:p>自国</text:p>
          </table:table-cell>
          <table:table-cell office:value-type="string" office:value="じこく">
            <text:p>じこく</text:p>
          </table:table-cell>
          <table:table-cell office:value-type="string" office:value="one's own country">
            <text:p>one's own country</text:p>
          </table:table-cell>
          <table:table-cell office:value-type="string" office:value="Noun">
            <text:p>Noun</text:p>
          </table:table-cell>
          <table:table-cell office:value-type="string" office:value="1">
            <text:p>1</text:p>
          </table:table-cell>
          <table:table-cell office:value-type="string" office:value="自国の文化を大切にしましょう。">
            <text:p>自国の文化を大切にしましょう。</text:p>
          </table:table-cell>
          <table:table-cell office:value-type="string" office:value="じこく の ぶんか を たいせつ に しましょう。">
            <text:p>じこく の ぶんか を たいせつ に しましょう。</text:p>
          </table:table-cell>
          <table:table-cell office:value-type="string" office:value="Let's cherish cultures of our own country.">
            <text:p>Let's cherish cultures of our own countr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貨幣">
            <text:p>貨幣</text:p>
          </table:table-cell>
          <table:table-cell office:value-type="string" office:value="かへい">
            <text:p>かへい</text:p>
          </table:table-cell>
          <table:table-cell office:value-type="string" office:value="money, currency">
            <text:p>money, currency</text:p>
          </table:table-cell>
          <table:table-cell office:value-type="string" office:value="Noun">
            <text:p>Noun</text:p>
          </table:table-cell>
          <table:table-cell office:value-type="string" office:value="1">
            <text:p>1</text:p>
          </table:table-cell>
          <table:table-cell office:value-type="string" office:value="博物館で昔の貨幣を見ました。">
            <text:p>博物館で昔の貨幣を見ました。</text:p>
          </table:table-cell>
          <table:table-cell office:value-type="string" office:value="はくぶつかん で むかし の かへい を みました。">
            <text:p>はくぶつかん で むかし の かへい を みました。</text:p>
          </table:table-cell>
          <table:table-cell office:value-type="string" office:value="I saw some old currency at the museum.">
            <text:p>I saw some old currency at the museu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貨幣">
            <text:p>貨幣</text:p>
          </table:table-cell>
          <table:table-cell office:value-type="string" office:value="かへい">
            <text:p>かへい</text:p>
          </table:table-cell>
          <table:table-cell office:value-type="string" office:value="money, currency">
            <text:p>money, currency</text:p>
          </table:table-cell>
          <table:table-cell office:value-type="string" office:value="Noun">
            <text:p>Noun</text:p>
          </table:table-cell>
          <table:table-cell office:value-type="string" office:value="1">
            <text:p>1</text:p>
          </table:table-cell>
          <table:table-cell office:value-type="string" office:value="博物館で昔の貨幣を見ました。">
            <text:p>博物館で昔の貨幣を見ました。</text:p>
          </table:table-cell>
          <table:table-cell office:value-type="string" office:value="はくぶつかん で むかし の かへい を みました。">
            <text:p>はくぶつかん で むかし の かへい を みました。</text:p>
          </table:table-cell>
          <table:table-cell office:value-type="string" office:value="I saw some old currency at the museum.">
            <text:p>I saw some old currency at the museu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